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265cm"/>
    </style:style>
    <style:style style:name="co2" style:family="table-column">
      <style:table-column-properties fo:break-before="auto" style:column-width="8.419cm"/>
    </style:style>
    <style:style style:name="co3" style:family="table-column">
      <style:table-column-properties fo:break-before="auto" style:column-width="7.049cm"/>
    </style:style>
    <style:style style:name="co4" style:family="table-column">
      <style:table-column-properties fo:break-before="auto" style:column-width="9.79cm"/>
    </style:style>
    <style:style style:name="co5" style:family="table-column">
      <style:table-column-properties fo:break-before="auto" style:column-width="5.482cm"/>
    </style:style>
    <style:style style:name="co6" style:family="table-column">
      <style:table-column-properties fo:break-before="auto" style:column-width="2.23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PageStyle_5f_DicoMarin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DicoMari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office:value-type="string">
            <text:p>(batten)cap</text:p>
          </table:table-cell>
          <table:table-cell office:value-type="string">
            <text:p>embout (de latte)</text:p>
          </table:table-cell>
          <table:table-cell table:number-columns-repeated="1022"/>
        </table:table-row>
        <table:table-row table:style-name="ro1">
          <table:table-cell office:value-type="string">
            <text:p>(belaying) cleat - belaying pin</text:p>
          </table:table-cell>
          <table:table-cell office:value-type="string">
            <text:p>taquet</text:p>
          </table:table-cell>
          <table:table-cell table:number-columns-repeated="1022"/>
        </table:table-row>
        <table:table-row table:style-name="ro1">
          <table:table-cell office:value-type="string">
            <text:p>(bladder)wrack</text:p>
          </table:table-cell>
          <table:table-cell office:value-type="string">
            <text:p>varec(h)/goémon</text:p>
          </table:table-cell>
          <table:table-cell table:number-columns-repeated="1022"/>
        </table:table-row>
        <table:table-row table:style-name="ro1">
          <table:table-cell office:value-type="string">
            <text:p>(dolphin) striker rod</text:p>
          </table:table-cell>
          <table:table-cell office:value-type="string">
            <text:p>martingale</text:p>
          </table:table-cell>
          <table:table-cell table:number-columns-repeated="1022"/>
        </table:table-row>
        <table:table-row table:style-name="ro1">
          <table:table-cell office:value-type="string">
            <text:p>(rain) awning</text:p>
          </table:table-cell>
          <table:table-cell office:value-type="string">
            <text:p>taud</text:p>
          </table:table-cell>
          <table:table-cell office:value-type="string">
            <text:p>boat cover</text:p>
          </table:table-cell>
          <table:table-cell table:number-columns-repeated="1021"/>
        </table:table-row>
        <table:table-row table:style-name="ro1">
          <table:table-cell office:value-type="string">
            <text:p>access port</text:p>
          </table:table-cell>
          <table:table-cell office:value-type="string">
            <text:p>trappe</text:p>
          </table:table-cell>
          <table:table-cell table:number-columns-repeated="1022"/>
        </table:table-row>
        <table:table-row table:style-name="ro1">
          <table:table-cell office:value-type="string">
            <text:p>aft (rear) crossbar</text:p>
          </table:table-cell>
          <table:table-cell office:value-type="string">
            <text:p>traverse arrière</text:p>
          </table:table-cell>
          <table:table-cell table:number-columns-repeated="1022"/>
        </table:table-row>
        <table:table-row table:style-name="ro1">
          <table:table-cell office:value-type="string">
            <text:p>airflow</text:p>
          </table:table-cell>
          <table:table-cell office:value-type="string">
            <text:p>flux d'air</text:p>
          </table:table-cell>
          <table:table-cell table:number-columns-repeated="1022"/>
        </table:table-row>
        <table:table-row table:style-name="ro1">
          <table:table-cell office:value-type="string">
            <text:p>aloft</text:p>
          </table:table-cell>
          <table:table-cell office:value-type="string">
            <text:p>dans les hauts (mature)</text:p>
          </table:table-cell>
          <table:table-cell table:number-columns-repeated="1022"/>
        </table:table-row>
        <table:table-row table:style-name="ro1">
          <table:table-cell office:value-type="string">
            <text:p>altitude - elevation</text:p>
          </table:table-cell>
          <table:table-cell office:value-type="string">
            <text:p>altitude (f)</text:p>
          </table:table-cell>
          <table:table-cell table:number-columns-repeated="1022"/>
        </table:table-row>
        <table:table-row table:style-name="ro1">
          <table:table-cell office:value-type="string">
            <text:p>anchor</text:p>
          </table:table-cell>
          <table:table-cell office:value-type="string">
            <text:p>ancre (f)</text:p>
          </table:table-cell>
          <table:table-cell office:value-type="string">
            <text:p>grappin : grapnel</text:p>
          </table:table-cell>
          <table:table-cell office:value-type="string">
            <text:p>ancre flottante : sea anchor</text:p>
          </table:table-cell>
          <table:table-cell table:number-columns-repeated="1020"/>
        </table:table-row>
        <table:table-row table:style-name="ro1">
          <table:table-cell office:value-type="string">
            <text:p>anchor pin</text:p>
          </table:table-cell>
          <table:table-cell office:value-type="string">
            <text:p>cadène</text:p>
          </table:table-cell>
          <table:table-cell table:number-columns-repeated="1022"/>
        </table:table-row>
        <table:table-row table:style-name="ro1">
          <table:table-cell office:value-type="string">
            <text:p>anode</text:p>
          </table:table-cell>
          <table:table-cell office:value-type="string">
            <text:p>anode (f) (électrode de zinc pour prévenir la corrosion)</text:p>
          </table:table-cell>
          <table:table-cell table:number-columns-repeated="1022"/>
        </table:table-row>
        <table:table-row table:style-name="ro1">
          <table:table-cell office:value-type="string">
            <text:p>anodized aluminium</text:p>
          </table:table-cell>
          <table:table-cell office:value-type="string">
            <text:p>aluminium anodisé</text:p>
          </table:table-cell>
          <table:table-cell table:number-columns-repeated="1022"/>
        </table:table-row>
        <table:table-row table:style-name="ro1">
          <table:table-cell office:value-type="string">
            <text:p>apnea - <text:s/>breath-holding</text:p>
          </table:table-cell>
          <table:table-cell office:value-type="string">
            <text:p>apnée (f)</text:p>
          </table:table-cell>
          <table:table-cell table:number-columns-repeated="1022"/>
        </table:table-row>
        <table:table-row table:style-name="ro1">
          <table:table-cell office:value-type="string">
            <text:p>aqualung - scuba</text:p>
          </table:table-cell>
          <table:table-cell office:value-type="string">
            <text:p>scaphandre autonome</text:p>
          </table:table-cell>
          <table:table-cell office:value-type="string">
            <text:p>bouteille (f) de plongée : cylinder</text:p>
          </table:table-cell>
          <table:table-cell office:value-type="string">
            <text:p>détendeur : regulator</text:p>
          </table:table-cell>
          <table:table-cell table:number-columns-repeated="1020"/>
        </table:table-row>
        <table:table-row table:style-name="ro1">
          <table:table-cell office:value-type="string">
            <text:p>autopilot</text:p>
          </table:table-cell>
          <table:table-cell office:value-type="string">
            <text:p>pilote automatique</text:p>
          </table:table-cell>
          <table:table-cell table:number-columns-repeated="1022"/>
        </table:table-row>
        <table:table-row table:style-name="ro1">
          <table:table-cell office:value-type="string">
            <text:p>avoir de l'erre : to have way on</text:p>
          </table:table-cell>
          <table:table-cell office:value-type="string">
            <text:p>erre (f) : way</text:p>
          </table:table-cell>
          <table:table-cell table:number-columns-repeated="1022"/>
        </table:table-row>
        <table:table-row table:style-name="ro1">
          <table:table-cell office:value-type="string">
            <text:p>azimuth</text:p>
          </table:table-cell>
          <table:table-cell office:value-type="string">
            <text:p>azimut (angle formé par une direction avec le nord)</text:p>
          </table:table-cell>
          <table:table-cell table:number-columns-repeated="1022"/>
        </table:table-row>
        <table:table-row table:style-name="ro1">
          <table:table-cell office:value-type="string">
            <text:p>bailer - scoop</text:p>
          </table:table-cell>
          <table:table-cell office:value-type="string">
            <text:p>écope (f)</text:p>
          </table:table-cell>
          <table:table-cell office:value-type="string">
            <text:p>écoper : to bail out - to scoop</text:p>
          </table:table-cell>
          <table:table-cell office:value-type="string">
            <text:p>vide-vite : self bailer</text:p>
          </table:table-cell>
          <table:table-cell table:number-columns-repeated="1020"/>
        </table:table-row>
        <table:table-row table:style-name="ro1">
          <table:table-cell office:value-type="string">
            <text:p>barber-hauler</text:p>
          </table:table-cell>
          <table:table-cell office:value-type="string">
            <text:p>réglage point de tire de foc</text:p>
          </table:table-cell>
          <table:table-cell office:value-type="string">
            <text:p>système permettant de modifier la hauteur du point d'écoute de foc (ou de spi)</text:p>
          </table:table-cell>
          <table:table-cell table:number-columns-repeated="1021"/>
        </table:table-row>
        <table:table-row table:style-name="ro1">
          <table:table-cell office:value-type="string">
            <text:p>bass (poisson)</text:p>
          </table:table-cell>
          <table:table-cell office:value-type="string">
            <text:p>bar</text:p>
          </table:table-cell>
          <table:table-cell office:value-type="string">
            <text:p>troquet : (public) bar - pub</text:p>
          </table:table-cell>
          <table:table-cell table:number-columns-repeated="1021"/>
        </table:table-row>
        <table:table-row table:style-name="ro1">
          <table:table-cell office:value-type="string">
            <text:p>batten</text:p>
          </table:table-cell>
          <table:table-cell office:value-type="string">
            <text:p>Latte</text:p>
          </table:table-cell>
          <table:table-cell table:number-columns-repeated="1022"/>
        </table:table-row>
        <table:table-row table:style-name="ro1">
          <table:table-cell office:value-type="string">
            <text:p>batten pocket</text:p>
          </table:table-cell>
          <table:table-cell office:value-type="string">
            <text:p>gousset de latte</text:p>
          </table:table-cell>
          <table:table-cell table:number-columns-repeated="1022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ie (f)</text:p>
          </table:table-cell>
          <table:table-cell office:value-type="string">
            <text:p>pile (f) : battery - cell</text:p>
          </table:table-cell>
          <table:table-cell table:number-columns-repeated="1021"/>
        </table:table-row>
        <table:table-row table:style-name="ro1">
          <table:table-cell office:value-type="string">
            <text:p>bay</text:p>
          </table:table-cell>
          <table:table-cell office:value-type="string">
            <text:p>baie (f)</text:p>
          </table:table-cell>
          <table:table-cell office:value-type="string">
            <text:p>anse (f) : cove</text:p>
          </table:table-cell>
          <table:table-cell office:value-type="string">
            <text:p>crique (f) : creek</text:p>
          </table:table-cell>
          <table:table-cell table:number-columns-repeated="1020"/>
        </table:table-row>
        <table:table-row table:style-name="ro1">
          <table:table-cell office:value-type="string">
            <text:p>beacon</text:p>
          </table:table-cell>
          <table:table-cell office:value-type="string">
            <text:p>balise (f)</text:p>
          </table:table-cell>
          <table:table-cell office:value-type="string">
            <text:p>balise flottante/bouée (f) : buoy</text:p>
          </table:table-cell>
          <table:table-cell office:value-type="string">
            <text:p>tourelle (f) : tower</text:p>
          </table:table-cell>
          <table:table-cell table:number-columns-repeated="1020"/>
        </table:table-row>
        <table:table-row table:style-name="ro1">
          <table:table-cell office:value-type="string">
            <text:p>beam</text:p>
          </table:table-cell>
          <table:table-cell office:value-type="string">
            <text:p>travers</text:p>
          </table:table-cell>
          <table:table-cell office:value-type="string">
            <text:p>par le travers bâbord : on the port beam</text:p>
          </table:table-cell>
          <table:table-cell office:value-type="string">
            <text:p>vent de travers : beam wind</text:p>
          </table:table-cell>
          <table:table-cell table:number-columns-repeated="1020"/>
        </table:table-row>
        <table:table-row table:style-name="ro1">
          <table:table-cell office:value-type="string">
            <text:p>bearing - position</text:p>
          </table:table-cell>
          <table:table-cell office:value-type="string">
            <text:p>relèvement (relevé de l'azimut d'un ou plusieurs points)</text:p>
          </table:table-cell>
          <table:table-cell table:number-columns-repeated="1022"/>
        </table:table-row>
        <table:table-row table:style-name="ro1">
          <table:table-cell office:value-type="string">
            <text:p>belt</text:p>
          </table:table-cell>
          <table:table-cell office:value-type="string">
            <text:p>courroie (f)</text:p>
          </table:table-cell>
          <table:table-cell table:number-columns-repeated="1022"/>
        </table:table-row>
        <table:table-row table:style-name="ro1">
          <table:table-cell office:value-type="string">
            <text:p>berth</text:p>
          </table:table-cell>
          <table:table-cell office:value-type="string">
            <text:p>couchette (f)</text:p>
          </table:table-cell>
          <table:table-cell office:value-type="string">
            <text:p>sac de couchage : sleeping bag</text:p>
          </table:table-cell>
          <table:table-cell table:number-columns-repeated="1021"/>
        </table:table-row>
        <table:table-row table:style-name="ro1">
          <table:table-cell office:value-type="string">
            <text:p>bilge pump</text:p>
          </table:table-cell>
          <table:table-cell office:value-type="string">
            <text:p>pompe de cale (f)</text:p>
          </table:table-cell>
          <table:table-cell table:number-columns-repeated="1022"/>
        </table:table-row>
        <table:table-row table:style-name="ro1">
          <table:table-cell office:value-type="string">
            <text:p>block</text:p>
          </table:table-cell>
          <table:table-cell office:value-type="string">
            <text:p>poulie</text:p>
          </table:table-cell>
          <table:table-cell table:number-columns-repeated="1022"/>
        </table:table-row>
        <table:table-row table:style-name="ro1">
          <table:table-cell office:value-type="string">
            <text:p>block to block</text:p>
          </table:table-cell>
          <table:table-cell office:value-type="string">
            <text:p>poulie dans poulie</text:p>
          </table:table-cell>
          <table:table-cell table:number-columns-repeated="1022"/>
        </table:table-row>
        <table:table-row table:style-name="ro1">
          <table:table-cell office:value-type="string">
            <text:p>boat - ship - craft (ces noms sont féminins en anglais)</text:p>
          </table:table-cell>
          <table:table-cell office:value-type="string">
            <text:p>bateau</text:p>
          </table:table-cell>
          <table:table-cell office:value-type="string">
            <text:p>bateau pneumatique : inflatable boat - rubber dinghy</text:p>
          </table:table-cell>
          <table:table-cell office:value-type="string">
            <text:p>bateau de pêche : fishing boat</text:p>
          </table:table-cell>
          <table:table-cell table:number-columns-repeated="1020"/>
        </table:table-row>
        <table:table-row table:style-name="ro1">
          <table:table-cell office:value-type="string">
            <text:p>boathook</text:p>
          </table:table-cell>
          <table:table-cell office:value-type="string">
            <text:p>gaffe (f)</text:p>
          </table:table-cell>
          <table:table-cell office:value-type="string">
            <text:p>gaffe (pêche) : gaff</text:p>
          </table:table-cell>
          <table:table-cell table:number-columns-repeated="1021"/>
        </table:table-row>
        <table:table-row table:style-name="ro1">
          <table:table-cell office:value-type="string">
            <text:p>bolt rope</text:p>
          </table:table-cell>
          <table:table-cell office:value-type="string">
            <text:p>ralingue (f)</text:p>
          </table:table-cell>
          <table:table-cell table:number-columns-repeated="1022"/>
        </table:table-row>
        <table:table-row table:style-name="ro1">
          <table:table-cell office:value-type="string">
            <text:p>boom</text:p>
          </table:table-cell>
          <table:table-cell office:value-type="string">
            <text:p>Bome</text:p>
          </table:table-cell>
          <table:table-cell table:number-columns-repeated="1022"/>
        </table:table-row>
        <table:table-row table:style-name="ro1">
          <table:table-cell office:value-type="string">
            <text:p>boom</text:p>
          </table:table-cell>
          <table:table-cell office:value-type="string">
            <text:p>bôme (f)</text:p>
          </table:table-cell>
          <table:table-cell table:number-columns-repeated="1022"/>
        </table:table-row>
        <table:table-row table:style-name="ro1">
          <table:table-cell office:value-type="string">
            <text:p>boundary layer</text:p>
          </table:table-cell>
          <table:table-cell office:value-type="string">
            <text:p>couche limite</text:p>
          </table:table-cell>
          <table:table-cell table:number-columns-repeated="1022"/>
        </table:table-row>
        <table:table-row table:style-name="ro1">
          <table:table-cell office:value-type="string">
            <text:p>bow - stem</text:p>
          </table:table-cell>
          <table:table-cell office:value-type="string">
            <text:p>proue (f)/étrave (f)</text:p>
          </table:table-cell>
          <table:table-cell table:number-columns-repeated="1022"/>
        </table:table-row>
        <table:table-row table:style-name="ro1">
          <table:table-cell office:value-type="string">
            <text:p>bow shackle</text:p>
          </table:table-cell>
          <table:table-cell office:value-type="string">
            <text:p>manille lyre</text:p>
          </table:table-cell>
          <table:table-cell table:number-columns-repeated="1022"/>
        </table:table-row>
        <table:table-row table:style-name="ro1">
          <table:table-cell office:value-type="string">
            <text:p>bowspirit</text:p>
          </table:table-cell>
          <table:table-cell office:value-type="string">
            <text:p>beaupré/bout-dehors</text:p>
          </table:table-cell>
          <table:table-cell table:number-columns-repeated="1022"/>
        </table:table-row>
        <table:table-row table:style-name="ro1">
          <table:table-cell office:value-type="string">
            <text:p>breast line</text:p>
          </table:table-cell>
          <table:table-cell office:value-type="string">
            <text:p>traversier (amarre latérale)</text:p>
          </table:table-cell>
          <table:table-cell table:number-columns-repeated="1022"/>
        </table:table-row>
        <table:table-row table:style-name="ro1">
          <table:table-cell office:value-type="string">
            <text:p>breeze</text:p>
          </table:table-cell>
          <table:table-cell office:value-type="string">
            <text:p>brise de mer</text:p>
          </table:table-cell>
          <table:table-cell table:number-columns-repeated="1022"/>
        </table:table-row>
        <table:table-row table:style-name="ro1">
          <table:table-cell office:value-type="string">
            <text:p>bridle</text:p>
          </table:table-cell>
          <table:table-cell office:value-type="string">
            <text:p>bride</text:p>
          </table:table-cell>
          <table:table-cell office:value-type="string">
            <text:p>cables reliant le point d'amure du foc aux eux flotteurs (catamarans type HC16)</text:p>
          </table:table-cell>
          <table:table-cell table:number-columns-repeated="1021"/>
        </table:table-row>
        <table:table-row table:style-name="ro1">
          <table:table-cell office:value-type="string">
            <text:p>broad reach</text:p>
          </table:table-cell>
          <table:table-cell office:value-type="string">
            <text:p>grand largue</text:p>
          </table:table-cell>
          <table:table-cell table:number-columns-repeated="1022"/>
        </table:table-row>
        <table:table-row table:style-name="ro1">
          <table:table-cell office:value-type="string">
            <text:p>calking - caulking</text:p>
          </table:table-cell>
          <table:table-cell office:value-type="string">
            <text:p>calfatage</text:p>
          </table:table-cell>
          <table:table-cell table:number-columns-repeated="1022"/>
        </table:table-row>
        <table:table-row table:style-name="ro1">
          <table:table-cell office:value-type="string">
            <text:p>call - port of call</text:p>
          </table:table-cell>
          <table:table-cell office:value-type="string">
            <text:p>escale (f)</text:p>
          </table:table-cell>
          <table:table-cell office:value-type="string">
            <text:p>faire escale : to put into (port)</text:p>
          </table:table-cell>
          <table:table-cell table:number-columns-repeated="1021"/>
        </table:table-row>
        <table:table-row table:style-name="ro1">
          <table:table-cell office:value-type="string">
            <text:p>cam</text:p>
          </table:table-cell>
          <table:table-cell office:value-type="string">
            <text:p>came</text:p>
          </table:table-cell>
          <table:table-cell table:number-columns-repeated="1022"/>
        </table:table-row>
        <table:table-row table:style-name="ro1">
          <table:table-cell office:value-type="string">
            <text:p>camber</text:p>
          </table:table-cell>
          <table:table-cell office:value-type="string">
            <text:p>cambrure</text:p>
          </table:table-cell>
          <table:table-cell table:number-columns-repeated="1022"/>
        </table:table-row>
        <table:table-row table:style-name="ro1">
          <table:table-cell office:value-type="string">
            <text:p>capstan</text:p>
          </table:table-cell>
          <table:table-cell office:value-type="string">
            <text:p>cabestan</text:p>
          </table:table-cell>
          <table:table-cell office:value-type="string">
            <text:p>noeud de cabestan : clove hitch</text:p>
          </table:table-cell>
          <table:table-cell table:number-columns-repeated="1021"/>
        </table:table-row>
        <table:table-row table:style-name="ro1">
          <table:table-cell office:value-type="string">
            <text:p>captain - skipper (voilier)</text:p>
          </table:table-cell>
          <table:table-cell office:value-type="string">
            <text:p>capitaine</text:p>
          </table:table-cell>
          <table:table-cell office:value-type="string">
            <text:p>matelot : sailor - seaman</text:p>
          </table:table-cell>
          <table:table-cell office:value-type="string">
            <text:p>matelotage : seamanship</text:p>
          </table:table-cell>
          <table:table-cell table:number-columns-repeated="1020"/>
        </table:table-row>
        <table:table-row table:style-name="ro1">
          <table:table-cell office:value-type="string">
            <text:p>cargo - freight - load - shipment</text:p>
          </table:table-cell>
          <table:table-cell office:value-type="string">
            <text:p>cargaison (f)</text:p>
          </table:table-cell>
          <table:table-cell table:number-columns-repeated="1022"/>
        </table:table-row>
        <table:table-row table:style-name="ro1">
          <table:table-cell office:value-type="string">
            <text:p>chain</text:p>
          </table:table-cell>
          <table:table-cell office:value-type="string">
            <text:p>chaîne (f)</text:p>
          </table:table-cell>
          <table:table-cell office:value-type="string">
            <text:p>maillon : link</text:p>
          </table:table-cell>
          <table:table-cell office:value-type="string">
            <text:p>manille (f) : shackle</text:p>
          </table:table-cell>
          <table:table-cell table:number-columns-repeated="1020"/>
        </table:table-row>
        <table:table-row table:style-name="ro1">
          <table:table-cell office:value-type="string">
            <text:p>chart - nautical map</text:p>
          </table:table-cell>
          <table:table-cell office:value-type="string">
            <text:p>carte marine (f)</text:p>
          </table:table-cell>
          <table:table-cell table:number-columns-repeated="1022"/>
        </table:table-row>
        <table:table-row table:style-name="ro1">
          <table:table-cell office:value-type="string">
            <text:p>chop</text:p>
          </table:table-cell>
          <table:table-cell office:value-type="string">
            <text:p>clapot</text:p>
          </table:table-cell>
          <table:table-cell office:value-type="string">
            <text:p>il y a du clapot : it is choppy</text:p>
          </table:table-cell>
          <table:table-cell table:number-columns-repeated="1021"/>
        </table:table-row>
        <table:table-row table:style-name="ro1">
          <table:table-cell office:value-type="string">
            <text:p>clam-cleat</text:p>
          </table:table-cell>
          <table:table-cell office:value-type="string">
            <text:p>taquet coinceur</text:p>
          </table:table-cell>
          <table:table-cell table:number-columns-repeated="1022"/>
        </table:table-row>
        <table:table-row table:style-name="ro1">
          <table:table-cell office:value-type="string">
            <text:p>clew</text:p>
          </table:table-cell>
          <table:table-cell office:value-type="string">
            <text:p>point d'écoute</text:p>
          </table:table-cell>
          <table:table-cell table:number-columns-repeated="1022"/>
        </table:table-row>
        <table:table-row table:style-name="ro1">
          <table:table-cell office:value-type="string">
            <text:p>close reach</text:p>
          </table:table-cell>
          <table:table-cell office:value-type="string">
            <text:p>petit largue</text:p>
          </table:table-cell>
          <table:table-cell table:number-columns-repeated="1022"/>
        </table:table-row>
        <table:table-row table:style-name="ro1">
          <table:table-cell office:value-type="string">
            <text:p>close-hauled</text:p>
          </table:table-cell>
          <table:table-cell office:value-type="string">
            <text:p>près serré</text:p>
          </table:table-cell>
          <table:table-cell table:number-columns-repeated="1022"/>
        </table:table-row>
        <table:table-row table:style-name="ro1">
          <table:table-cell office:value-type="string">
            <text:p>CMG Course Made Good</text:p>
          </table:table-cell>
          <table:table-cell office:value-type="string">
            <text:p>CMG Gain Vers la Marque</text:p>
          </table:table-cell>
          <table:table-cell table:number-columns-repeated="1022"/>
        </table:table-row>
        <table:table-row table:style-name="ro1">
          <table:table-cell office:value-type="string">
            <text:p>compass</text:p>
          </table:table-cell>
          <table:table-cell office:value-type="string">
            <text:p>compas/boussole (f)</text:p>
          </table:table-cell>
          <table:table-cell office:value-type="string">
            <text:p>compas de route : steering compass</text:p>
          </table:table-cell>
          <table:table-cell office:value-type="string">
            <text:p>compas à pointes sèches : dividers</text:p>
          </table:table-cell>
          <table:table-cell table:number-columns-repeated="1020"/>
        </table:table-row>
        <table:table-row table:style-name="ro1">
          <table:table-cell office:value-type="string">
            <text:p>conger(-eel)</text:p>
          </table:table-cell>
          <table:table-cell office:value-type="string">
            <text:p>congre</text:p>
          </table:table-cell>
          <table:table-cell table:number-columns-repeated="1022"/>
        </table:table-row>
        <table:table-row table:style-name="ro1">
          <table:table-cell office:value-type="string">
            <text:p>copper</text:p>
          </table:table-cell>
          <table:table-cell office:value-type="string">
            <text:p>cuivre</text:p>
          </table:table-cell>
          <table:table-cell office:value-type="string">
            <text:p>laiton (alliage de cuivre et de zinc) : brass</text:p>
          </table:table-cell>
          <table:table-cell table:number-columns-repeated="1021"/>
        </table:table-row>
        <table:table-row table:style-name="ro1">
          <table:table-cell office:value-type="string">
            <text:p>course - track</text:p>
          </table:table-cell>
          <table:table-cell office:value-type="string">
            <text:p>route (f)</text:p>
          </table:table-cell>
          <table:table-cell office:value-type="string">
            <text:p>route de surface : wake course</text:p>
          </table:table-cell>
          <table:table-cell office:value-type="string">
            <text:p>route fond : true course - track</text:p>
          </table:table-cell>
          <table:table-cell table:number-columns-repeated="1020"/>
        </table:table-row>
        <table:table-row table:style-name="ro1">
          <table:table-cell office:value-type="string">
            <text:p>cradle - bed plate</text:p>
          </table:table-cell>
          <table:table-cell office:value-type="string">
            <text:p>chaise (f)/berceau (de moteur)</text:p>
          </table:table-cell>
          <table:table-cell table:number-columns-repeated="1022"/>
        </table:table-row>
        <table:table-row table:style-name="ro1">
          <table:table-cell office:value-type="string">
            <text:p>crew</text:p>
          </table:table-cell>
          <table:table-cell office:value-type="string">
            <text:p>équipage</text:p>
          </table:table-cell>
          <table:table-cell office:value-type="string">
            <text:p>équipier : crewmate</text:p>
          </table:table-cell>
          <table:table-cell table:number-columns-repeated="1021"/>
        </table:table-row>
        <table:table-row table:style-name="ro1">
          <table:table-cell office:value-type="string">
            <text:p>crew</text:p>
          </table:table-cell>
          <table:table-cell office:value-type="string">
            <text:p>équipier</text:p>
          </table:table-cell>
          <table:table-cell table:number-columns-repeated="1022"/>
        </table:table-row>
        <table:table-row table:style-name="ro1">
          <table:table-cell office:value-type="string">
            <text:p>crossbar</text:p>
          </table:table-cell>
          <table:table-cell office:value-type="string">
            <text:p>traverse</text:p>
          </table:table-cell>
          <table:table-cell table:number-columns-repeated="1022"/>
        </table:table-row>
        <table:table-row table:style-name="ro1">
          <table:table-cell office:value-type="string">
            <text:p>cruise</text:p>
          </table:table-cell>
          <table:table-cell office:value-type="string">
            <text:p>croisière (f)</text:p>
          </table:table-cell>
          <table:table-cell table:number-columns-repeated="1022"/>
        </table:table-row>
        <table:table-row table:style-name="ro1">
          <table:table-cell office:value-type="string">
            <text:p>current - stream</text:p>
          </table:table-cell>
          <table:table-cell office:value-type="string">
            <text:p>courant</text:p>
          </table:table-cell>
          <table:table-cell table:number-columns-repeated="1022"/>
        </table:table-row>
        <table:table-row table:style-name="ro1">
          <table:table-cell office:value-type="string">
            <text:p>current line</text:p>
          </table:table-cell>
          <table:table-cell office:value-type="string">
            <text:p>traînard</text:p>
          </table:table-cell>
          <table:table-cell table:number-columns-repeated="1022"/>
        </table:table-row>
        <table:table-row table:style-name="ro1">
          <table:table-cell office:value-type="string">
            <text:p>cuttlefish</text:p>
          </table:table-cell>
          <table:table-cell office:value-type="string">
            <text:p>seiche (f)</text:p>
          </table:table-cell>
          <table:table-cell table:number-columns-repeated="1022"/>
        </table:table-row>
        <table:table-row table:style-name="ro1">
          <table:table-cell office:value-type="string">
            <text:p>dead downwind</text:p>
          </table:table-cell>
          <table:table-cell office:value-type="string">
            <text:p>plein vent arrière</text:p>
          </table:table-cell>
          <table:table-cell table:number-columns-repeated="1022"/>
        </table:table-row>
        <table:table-row table:style-name="ro1">
          <table:table-cell office:value-type="string">
            <text:p>deck</text:p>
          </table:table-cell>
          <table:table-cell office:value-type="string">
            <text:p>pont</text:p>
          </table:table-cell>
          <table:table-cell table:number-columns-repeated="1022"/>
        </table:table-row>
        <table:table-row table:style-name="ro1">
          <table:table-cell office:value-type="string">
            <text:p>depth</text:p>
          </table:table-cell>
          <table:table-cell office:value-type="string">
            <text:p>profondeur (f)</text:p>
          </table:table-cell>
          <table:table-cell office:value-type="string">
            <text:p>profondimètre : depth gauge</text:p>
          </table:table-cell>
          <table:table-cell table:number-columns-repeated="1021"/>
        </table:table-row>
        <table:table-row table:style-name="ro1">
          <table:table-cell office:value-type="string">
            <text:p>depth sounder - depth finder</text:p>
          </table:table-cell>
          <table:table-cell office:value-type="string">
            <text:p>sondeur</text:p>
          </table:table-cell>
          <table:table-cell office:value-type="string">
            <text:p>sonde à main (f) : lead line</text:p>
          </table:table-cell>
          <table:table-cell office:value-type="string">
            <text:p>sonder : to sound - to fathom</text:p>
          </table:table-cell>
          <table:table-cell table:number-columns-repeated="1020"/>
        </table:table-row>
        <table:table-row table:style-name="ro1">
          <table:table-cell office:value-type="string">
            <text:p>dogbone</text:p>
          </table:table-cell>
          <table:table-cell office:value-type="string">
            <text:p>cuillère de trapèze</text:p>
          </table:table-cell>
          <table:table-cell table:number-columns-repeated="1022"/>
        </table:table-row>
        <table:table-row table:style-name="ro1">
          <table:table-cell office:value-type="string">
            <text:p>dolphin</text:p>
          </table:table-cell>
          <table:table-cell office:value-type="string">
            <text:p>dauphin</text:p>
          </table:table-cell>
          <table:table-cell table:number-columns-repeated="1022"/>
        </table:table-row>
        <table:table-row table:style-name="ro1">
          <table:table-cell office:value-type="string">
            <text:p>downaul</text:p>
          </table:table-cell>
          <table:table-cell office:value-type="string">
            <text:p>cunningham</text:p>
          </table:table-cell>
          <table:table-cell table:number-columns-repeated="1022"/>
        </table:table-row>
        <table:table-row table:style-name="ro1">
          <table:table-cell office:value-type="string">
            <text:p>downwind</text:p>
          </table:table-cell>
          <table:table-cell office:value-type="string">
            <text:p>allures portantes (aux)</text:p>
          </table:table-cell>
          <table:table-cell office:value-type="string">
            <text:p>offwind</text:p>
          </table:table-cell>
          <table:table-cell table:number-columns-repeated="1021"/>
        </table:table-row>
        <table:table-row table:style-name="ro1">
          <table:table-cell office:value-type="string">
            <text:p>draft</text:p>
          </table:table-cell>
          <table:table-cell office:value-type="string">
            <text:p>creux (voile)</text:p>
          </table:table-cell>
          <table:table-cell table:number-columns-repeated="1022"/>
        </table:table-row>
        <table:table-row table:style-name="ro1">
          <table:table-cell office:value-type="string">
            <text:p>drag</text:p>
          </table:table-cell>
          <table:table-cell office:value-type="string">
            <text:p>trainée</text:p>
          </table:table-cell>
          <table:table-cell table:number-columns-repeated="1022"/>
        </table:table-row>
        <table:table-row table:style-name="ro1">
          <table:table-cell office:value-type="string">
            <text:p>draggerboard</text:p>
          </table:table-cell>
          <table:table-cell office:value-type="string">
            <text:p>dérive (appendice)</text:p>
          </table:table-cell>
          <table:table-cell table:number-columns-repeated="1022"/>
        </table:table-row>
        <table:table-row table:style-name="ro1">
          <table:table-cell office:value-type="string">
            <text:p>draught</text:p>
          </table:table-cell>
          <table:table-cell office:value-type="string">
            <text:p>tirant d'eau</text:p>
          </table:table-cell>
          <table:table-cell table:number-columns-repeated="1022"/>
        </table:table-row>
        <table:table-row table:style-name="ro1">
          <table:table-cell office:value-type="string">
            <text:p>drift / sideslipping </text:p>
          </table:table-cell>
          <table:table-cell office:value-type="string">
            <text:p>dérive (f) (éloignement de la route initiale)</text:p>
          </table:table-cell>
          <table:table-cell office:value-type="string">
            <text:p>drop keel/centre board (quille de dériveur)</text:p>
          </table:table-cell>
          <table:table-cell table:number-columns-repeated="1021"/>
        </table:table-row>
        <table:table-row table:style-name="ro1">
          <table:table-cell office:value-type="string">
            <text:p>dwivell cam cleat</text:p>
          </table:table-cell>
          <table:table-cell office:value-type="string">
            <text:p>tourelle avec taquet</text:p>
          </table:table-cell>
          <table:table-cell table:number-columns-repeated="1022"/>
        </table:table-row>
        <table:table-row table:style-name="ro1">
          <table:table-cell office:value-type="string">
            <text:p>ebb</text:p>
          </table:table-cell>
          <table:table-cell office:value-type="string">
            <text:p>reflux</text:p>
          </table:table-cell>
          <table:table-cell office:value-type="string">
            <text:p>marée descendante : tide on the ebb</text:p>
          </table:table-cell>
          <table:table-cell table:number-columns-repeated="1021"/>
        </table:table-row>
        <table:table-row table:style-name="ro1">
          <table:table-cell office:value-type="string">
            <text:p>engine</text:p>
          </table:table-cell>
          <table:table-cell office:value-type="string">
            <text:p>moteur</text:p>
          </table:table-cell>
          <table:table-cell office:value-type="string">
            <text:p>moteur hors-bord : outboard engine</text:p>
          </table:table-cell>
          <table:table-cell table:number-columns-repeated="1021"/>
        </table:table-row>
        <table:table-row table:style-name="ro1">
          <table:table-cell office:value-type="string">
            <text:p>eye strap ratchetblock</text:p>
          </table:table-cell>
          <table:table-cell office:value-type="string">
            <text:p>pontet</text:p>
          </table:table-cell>
          <table:table-cell table:number-columns-repeated="1022"/>
        </table:table-row>
        <table:table-row table:style-name="ro1">
          <table:table-cell office:value-type="string">
            <text:p>eyelet</text:p>
          </table:table-cell>
          <table:table-cell office:value-type="string">
            <text:p>œillet</text:p>
          </table:table-cell>
          <table:table-cell table:number-columns-repeated="1022"/>
        </table:table-row>
        <table:table-row table:style-name="ro1">
          <table:table-cell office:value-type="string">
            <text:p>fender</text:p>
          </table:table-cell>
          <table:table-cell office:value-type="string">
            <text:p>défense (f)/pare flanc/pare battage</text:p>
          </table:table-cell>
          <table:table-cell table:number-columns-repeated="1022"/>
        </table:table-row>
        <table:table-row table:style-name="ro1">
          <table:table-cell office:value-type="string">
            <text:p>fiberglass</text:p>
          </table:table-cell>
          <table:table-cell office:value-type="string">
            <text:p>fibre de verre (f)</text:p>
          </table:table-cell>
          <table:table-cell table:number-columns-repeated="1022"/>
        </table:table-row>
        <table:table-row table:style-name="ro1">
          <table:table-cell office:value-type="string">
            <text:p>fin</text:p>
          </table:table-cell>
          <table:table-cell office:value-type="string">
            <text:p>nageoire (f)/palme (f)</text:p>
          </table:table-cell>
          <table:table-cell office:value-type="string">
            <text:p>masque : mask</text:p>
          </table:table-cell>
          <table:table-cell office:value-type="string">
            <text:p>tuba : snorkel</text:p>
          </table:table-cell>
          <table:table-cell office:value-type="string">
            <text:p>ceinture de plomb (f) : weightbelt</text:p>
          </table:table-cell>
          <table:table-cell table:number-columns-repeated="1019"/>
        </table:table-row>
        <table:table-row table:style-name="ro1">
          <table:table-cell office:value-type="string">
            <text:p>fishing line</text:p>
          </table:table-cell>
          <table:table-cell office:value-type="string">
            <text:p>ligne de pêche (f)</text:p>
          </table:table-cell>
          <table:table-cell office:value-type="string">
            <text:p>canne à pêche (f) : fishing rod</text:p>
          </table:table-cell>
          <table:table-cell office:value-type="string">
            <text:p>filet : net</text:p>
          </table:table-cell>
          <table:table-cell table:number-columns-repeated="1020"/>
        </table:table-row>
        <table:table-row table:style-name="ro1">
          <table:table-cell office:value-type="string">
            <text:p>fishing tackle</text:p>
          </table:table-cell>
          <table:table-cell office:value-type="string">
            <text:p>matériel de pêche</text:p>
          </table:table-cell>
          <table:table-cell table:number-columns-repeated="1022"/>
        </table:table-row>
        <table:table-row table:style-name="ro1">
          <table:table-cell office:value-type="string">
            <text:p>fittings - deck hardware</text:p>
          </table:table-cell>
          <table:table-cell office:value-type="string">
            <text:p>accastillage</text:p>
          </table:table-cell>
          <table:table-cell office:value-type="string">
            <text:p>accastiller : to fit out</text:p>
          </table:table-cell>
          <table:table-cell table:number-columns-repeated="1021"/>
        </table:table-row>
        <table:table-row table:style-name="ro1">
          <table:table-cell office:value-type="string">
            <text:p>flag</text:p>
          </table:table-cell>
          <table:table-cell office:value-type="string">
            <text:p>pavillon</text:p>
          </table:table-cell>
          <table:table-cell table:number-columns-repeated="1022"/>
        </table:table-row>
        <table:table-row table:style-name="ro1">
          <table:table-cell office:value-type="string">
            <text:p>flat calm</text:p>
          </table:table-cell>
          <table:table-cell office:value-type="string">
            <text:p>calme plat</text:p>
          </table:table-cell>
          <table:table-cell table:number-columns-repeated="1022"/>
        </table:table-row>
        <table:table-row table:style-name="ro1">
          <table:table-cell office:value-type="string">
            <text:p>floorboard</text:p>
          </table:table-cell>
          <table:table-cell office:value-type="string">
            <text:p>plancher</text:p>
          </table:table-cell>
          <table:table-cell table:number-columns-repeated="1022"/>
        </table:table-row>
        <table:table-row table:style-name="ro1">
          <table:table-cell office:value-type="string">
            <text:p>foot</text:p>
          </table:table-cell>
          <table:table-cell office:value-type="string">
            <text:p>Bordure</text:p>
          </table:table-cell>
          <table:table-cell table:number-columns-repeated="1022"/>
        </table:table-row>
        <table:table-row table:style-name="ro1">
          <table:table-cell office:value-type="string">
            <text:p>fore peak</text:p>
          </table:table-cell>
          <table:table-cell office:value-type="string">
            <text:p>triangle avant</text:p>
          </table:table-cell>
          <table:table-cell table:number-columns-repeated="1022"/>
        </table:table-row>
        <table:table-row table:style-name="ro1">
          <table:table-cell office:value-type="string">
            <text:p>forestay</text:p>
          </table:table-cell>
          <table:table-cell office:value-type="string">
            <text:p>étai principal</text:p>
          </table:table-cell>
          <table:table-cell table:number-columns-repeated="1022"/>
        </table:table-row>
        <table:table-row table:style-name="ro1">
          <table:table-cell office:value-type="string">
            <text:p>forward crossbar</text:p>
          </table:table-cell>
          <table:table-cell office:value-type="string">
            <text:p>traverse avant</text:p>
          </table:table-cell>
          <table:table-cell table:number-columns-repeated="1022"/>
        </table:table-row>
        <table:table-row table:style-name="ro1">
          <table:table-cell office:value-type="string">
            <text:p>free</text:p>
          </table:table-cell>
          <table:table-cell office:value-type="string">
            <text:p>largue</text:p>
          </table:table-cell>
          <table:table-cell office:value-type="string">
            <text:p>naviguer au largue : to sail/run free</text:p>
          </table:table-cell>
          <table:table-cell table:number-columns-repeated="1021"/>
        </table:table-row>
        <table:table-row table:style-name="ro1">
          <table:table-cell office:value-type="string">
            <text:p>gauge</text:p>
          </table:table-cell>
          <table:table-cell office:value-type="string">
            <text:p>jauge (f)/indicateur</text:p>
          </table:table-cell>
          <table:table-cell office:value-type="string">
            <text:p>jauge de carburant : fuel gauge</text:p>
          </table:table-cell>
          <table:table-cell office:value-type="string">
            <text:p>jaugeage : measurement</text:p>
          </table:table-cell>
          <table:table-cell office:value-type="string">
            <text:p>jauge (f) : tonnage - burden</text:p>
          </table:table-cell>
          <table:table-cell table:number-columns-repeated="1019"/>
        </table:table-row>
        <table:table-row table:style-name="ro1">
          <table:table-cell office:value-type="string">
            <text:p>gooseneck</text:p>
          </table:table-cell>
          <table:table-cell office:value-type="string">
            <text:p>vit de mulet</text:p>
          </table:table-cell>
          <table:table-cell table:number-columns-repeated="1022"/>
        </table:table-row>
        <table:table-row table:style-name="ro1">
          <table:table-cell office:value-type="string">
            <text:p>gorgonia</text:p>
          </table:table-cell>
          <table:table-cell office:value-type="string">
            <text:p>gorgone (f)</text:p>
          </table:table-cell>
          <table:table-cell table:number-columns-repeated="1022"/>
        </table:table-row>
        <table:table-row table:style-name="ro1">
          <table:table-cell office:value-type="string">
            <text:p>grog - toddy</text:p>
          </table:table-cell>
          <table:table-cell office:value-type="string">
            <text:p>grog</text:p>
          </table:table-cell>
          <table:table-cell table:number-columns-repeated="1022"/>
        </table:table-row>
        <table:table-row table:style-name="ro1">
          <table:table-cell office:value-type="string">
            <text:p>gudgeon cast assembly</text:p>
          </table:table-cell>
          <table:table-cell office:value-type="string">
            <text:p>fémelot</text:p>
          </table:table-cell>
          <table:table-cell table:number-columns-repeated="1022"/>
        </table:table-row>
        <table:table-row table:style-name="ro1">
          <table:table-cell office:value-type="string">
            <text:p>gust</text:p>
          </table:table-cell>
          <table:table-cell office:value-type="string">
            <text:p>rafale</text:p>
          </table:table-cell>
          <table:table-cell table:number-columns-repeated="1022"/>
        </table:table-row>
        <table:table-row table:style-name="ro1">
          <table:table-cell office:value-type="string">
            <text:p>gust/gale (fresh or strong gale)</text:p>
          </table:table-cell>
          <table:table-cell office:value-type="string">
            <text:p>grain/coup de vent</text:p>
          </table:table-cell>
          <table:table-cell office:value-type="string">
            <text:p>avis de coup de vent : gale warning</text:p>
          </table:table-cell>
          <table:table-cell table:number-columns-repeated="1021"/>
        </table:table-row>
        <table:table-row table:style-name="ro1">
          <table:table-cell office:value-type="string">
            <text:p>gybing</text:p>
          </table:table-cell>
          <table:table-cell office:value-type="string">
            <text:p>empannage</text:p>
          </table:table-cell>
          <table:table-cell table:number-columns-repeated="1022"/>
        </table:table-row>
        <table:table-row table:style-name="ro1">
          <table:table-cell office:value-type="string">
            <text:p>halyard/halliard</text:p>
          </table:table-cell>
          <table:table-cell office:value-type="string">
            <text:p>drisse (f)</text:p>
          </table:table-cell>
          <table:table-cell office:value-type="string">
            <text:p>hisser : to hoist - to haul up</text:p>
          </table:table-cell>
          <table:table-cell table:number-columns-repeated="1021"/>
        </table:table-row>
        <table:table-row table:style-name="ro1">
          <table:table-cell office:value-type="string">
            <text:p>hand flare</text:p>
          </table:table-cell>
          <table:table-cell office:value-type="string">
            <text:p>feu à main</text:p>
          </table:table-cell>
          <table:table-cell office:value-type="string">
            <text:p>fusée (f) : star flare</text:p>
          </table:table-cell>
          <table:table-cell office:value-type="string">
            <text:p>fumigène : smoke flare</text:p>
          </table:table-cell>
          <table:table-cell table:number-columns-repeated="1020"/>
        </table:table-row>
        <table:table-row table:style-name="ro1">
          <table:table-cell office:value-type="string">
            <text:p>handle</text:p>
          </table:table-cell>
          <table:table-cell office:value-type="string">
            <text:p>poignée (de trapèze)</text:p>
          </table:table-cell>
          <table:table-cell table:number-columns-repeated="1022"/>
        </table:table-row>
        <table:table-row table:style-name="ro1">
          <table:table-cell office:value-type="string">
            <text:p>harbour - port</text:p>
          </table:table-cell>
          <table:table-cell office:value-type="string">
            <text:p>port</text:p>
          </table:table-cell>
          <table:table-cell table:number-columns-repeated="1022"/>
        </table:table-row>
        <table:table-row table:style-name="ro1">
          <table:table-cell office:value-type="string">
            <text:p>harness</text:p>
          </table:table-cell>
          <table:table-cell office:value-type="string">
            <text:p>harnais</text:p>
          </table:table-cell>
          <table:table-cell table:number-columns-repeated="1022"/>
        </table:table-row>
        <table:table-row table:style-name="ro1">
          <table:table-cell office:value-type="string">
            <text:p>hatch</text:p>
          </table:table-cell>
          <table:table-cell office:value-type="string">
            <text:p>écoutille (f)</text:p>
          </table:table-cell>
          <table:table-cell office:value-type="string">
            <text:p>cul sec ! : down the hatch !</text:p>
          </table:table-cell>
          <table:table-cell table:number-columns-repeated="1021"/>
        </table:table-row>
        <table:table-row table:style-name="ro1">
          <table:table-cell office:value-type="string">
            <text:p>hawser</text:p>
          </table:table-cell>
          <table:table-cell office:value-type="string">
            <text:p>aussière/haussière</text:p>
          </table:table-cell>
          <table:table-cell table:number-columns-repeated="1022"/>
        </table:table-row>
        <table:table-row table:style-name="ro1">
          <table:table-cell office:value-type="string">
            <text:p>head</text:p>
          </table:table-cell>
          <table:table-cell office:value-type="string">
            <text:p>point de drisse</text:p>
          </table:table-cell>
          <table:table-cell table:number-columns-repeated="1022"/>
        </table:table-row>
        <table:table-row table:style-name="ro1">
          <table:table-cell office:value-type="string">
            <text:p>headboard</text:p>
          </table:table-cell>
          <table:table-cell office:value-type="string">
            <text:p>tétière</text:p>
          </table:table-cell>
          <table:table-cell table:number-columns-repeated="1022"/>
        </table:table-row>
        <table:table-row table:style-name="ro1">
          <table:table-cell office:value-type="string">
            <text:p>header</text:p>
          </table:table-cell>
          <table:table-cell office:value-type="string">
            <text:p>refusante</text:p>
          </table:table-cell>
          <table:table-cell office:value-type="string">
            <text:p>bascule de vent forcant à abattre</text:p>
          </table:table-cell>
          <table:table-cell table:number-columns-repeated="1021"/>
        </table:table-row>
        <table:table-row table:style-name="ro1">
          <table:table-cell office:value-type="string">
            <text:p>heading</text:p>
          </table:table-cell>
          <table:table-cell office:value-type="string">
            <text:p>cap (direction de l'axe du navire)</text:p>
          </table:table-cell>
          <table:table-cell office:value-type="string">
            <text:p>mettre le cap sur : to head for</text:p>
          </table:table-cell>
          <table:table-cell office:value-type="string">
            <text:p>route (f)(relèvement du point d'arrivée) : course - track</text:p>
          </table:table-cell>
          <table:table-cell table:number-columns-repeated="1020"/>
        </table:table-row>
        <table:table-row table:style-name="ro1">
          <table:table-cell office:value-type="string">
            <text:p>heel</text:p>
          </table:table-cell>
          <table:table-cell office:value-type="string">
            <text:p>gîte</text:p>
          </table:table-cell>
          <table:table-cell table:number-columns-repeated="1022"/>
        </table:table-row>
        <table:table-row table:style-name="ro1">
          <table:table-cell office:value-type="string">
            <text:p>height</text:p>
          </table:table-cell>
          <table:table-cell office:value-type="string">
            <text:p>hauteur (f) (marée/mat/amer)</text:p>
          </table:table-cell>
          <table:table-cell office:value-type="string">
            <text:p>hauteur découvrante (au-dessus du zéro) : drying height</text:p>
          </table:table-cell>
          <table:table-cell table:number-columns-repeated="1021"/>
        </table:table-row>
        <table:table-row table:style-name="ro1">
          <table:table-cell office:value-type="string">
            <text:p>helm</text:p>
          </table:table-cell>
          <table:table-cell office:value-type="string">
            <text:p>barre (f)</text:p>
          </table:table-cell>
          <table:table-cell office:value-type="string">
            <text:p>barre à roue (f) : wheel</text:p>
          </table:table-cell>
          <table:table-cell office:value-type="string">
            <text:p>barre franche (f) : tiller</text:p>
          </table:table-cell>
          <table:table-cell office:value-type="string">
            <text:p>barrer : to steer</text:p>
          </table:table-cell>
          <table:table-cell table:number-columns-repeated="1019"/>
        </table:table-row>
        <table:table-row table:style-name="ro1">
          <table:table-cell office:value-type="string">
            <text:p>helmsman</text:p>
          </table:table-cell>
          <table:table-cell office:value-type="string">
            <text:p>barreur</text:p>
          </table:table-cell>
          <table:table-cell table:number-columns-repeated="1022"/>
        </table:table-row>
        <table:table-row table:style-name="ro1">
          <table:table-cell office:value-type="string">
            <text:p>hemp</text:p>
          </table:table-cell>
          <table:table-cell office:value-type="string">
            <text:p>chanvre</text:p>
          </table:table-cell>
          <table:table-cell table:number-columns-repeated="1022"/>
        </table:table-row>
        <table:table-row table:style-name="ro1">
          <table:table-cell office:value-type="string">
            <text:p>hold</text:p>
          </table:table-cell>
          <table:table-cell office:value-type="string">
            <text:p>cale (f)</text:p>
          </table:table-cell>
          <table:table-cell office:value-type="string">
            <text:p>fond de cale : bilge</text:p>
          </table:table-cell>
          <table:table-cell office:value-type="string">
            <text:p>cale sèche : dry dock</text:p>
          </table:table-cell>
          <table:table-cell office:value-type="string">
            <text:p>cale de lancement : slip(way)</text:p>
          </table:table-cell>
          <table:table-cell table:number-columns-repeated="1019"/>
        </table:table-row>
        <table:table-row table:style-name="ro1">
          <table:table-cell office:value-type="string">
            <text:p>hook - <text:s/>fish-hook</text:p>
          </table:table-cell>
          <table:table-cell office:value-type="string">
            <text:p>hameçon</text:p>
          </table:table-cell>
          <table:table-cell table:number-columns-repeated="1022"/>
        </table:table-row>
        <table:table-row table:style-name="ro1">
          <table:table-cell office:value-type="string">
            <text:p>hull</text:p>
          </table:table-cell>
          <table:table-cell office:value-type="string">
            <text:p>coque (f)</text:p>
          </table:table-cell>
          <table:table-cell office:value-type="string">
            <text:p>coque planante : planing hull</text:p>
          </table:table-cell>
          <table:table-cell office:value-type="string">
            <text:p>coque à déplacement : displacement hull</text:p>
          </table:table-cell>
          <table:table-cell office:value-type="string">
            <text:p>coque (f) (coquillage) : cockle</text:p>
          </table:table-cell>
          <table:table-cell table:number-columns-repeated="1019"/>
        </table:table-row>
        <table:table-row table:style-name="ro1">
          <table:table-cell office:value-type="string">
            <text:p>into wind</text:p>
          </table:table-cell>
          <table:table-cell office:value-type="string">
            <text:p>bout au vent</text:p>
          </table:table-cell>
          <table:table-cell table:number-columns-repeated="1022"/>
        </table:table-row>
        <table:table-row table:style-name="ro1">
          <table:table-cell office:value-type="string">
            <text:p>jelly-fish <text:s/>- <text:s/>sea-wasp</text:p>
          </table:table-cell>
          <table:table-cell office:value-type="string">
            <text:p>méduse (f)</text:p>
          </table:table-cell>
          <table:table-cell table:number-columns-repeated="1022"/>
        </table:table-row>
        <table:table-row table:style-name="ro1">
          <table:table-cell office:value-type="string">
            <text:p>jib</text:p>
          </table:table-cell>
          <table:table-cell office:value-type="string">
            <text:p>foc</text:p>
          </table:table-cell>
          <table:table-cell office:value-type="string">
            <text:p>tourmentin/trinquette (f) : storm jib</text:p>
          </table:table-cell>
          <table:table-cell office:value-type="string">
            <text:p>génois : genoa</text:p>
          </table:table-cell>
          <table:table-cell table:number-columns-repeated="1020"/>
        </table:table-row>
        <table:table-row table:style-name="ro1">
          <table:table-cell office:value-type="string">
            <text:p>jib track</text:p>
          </table:table-cell>
          <table:table-cell office:value-type="string">
            <text:p>rail d'écoute de foc</text:p>
          </table:table-cell>
          <table:table-cell table:number-columns-repeated="1022"/>
        </table:table-row>
        <table:table-row table:style-name="ro1">
          <table:table-cell office:value-type="string">
            <text:p>keel</text:p>
          </table:table-cell>
          <table:table-cell office:value-type="string">
            <text:p>quille (f)</text:p>
          </table:table-cell>
          <table:table-cell office:value-type="string">
            <text:p>quille anti-roulis : bilge keel</text:p>
          </table:table-cell>
          <table:table-cell office:value-type="string">
            <text:p>lest : ballast</text:p>
          </table:table-cell>
          <table:table-cell table:number-columns-repeated="1020"/>
        </table:table-row>
        <table:table-row table:style-name="ro1">
          <table:table-cell office:value-type="string">
            <text:p>ketch</text:p>
          </table:table-cell>
          <table:table-cell office:value-type="string">
            <text:p>ketch (voilier à 2 mâts, le mât arrière étant le plus petit)</text:p>
          </table:table-cell>
          <table:table-cell table:number-columns-repeated="1022"/>
        </table:table-row>
        <table:table-row table:style-name="ro1">
          <table:table-cell office:value-type="string">
            <text:p>knot</text:p>
          </table:table-cell>
          <table:table-cell office:value-type="string">
            <text:p>noeud (1 noeud = 1 mille/heure = 1.85 km/h)</text:p>
          </table:table-cell>
          <table:table-cell office:value-type="string">
            <text:p>noeud en huit : figure eight knot</text:p>
          </table:table-cell>
          <table:table-cell office:value-type="string">
            <text:p>noeud de chaise : bowline</text:p>
          </table:table-cell>
          <table:table-cell office:value-type="string">
            <text:p>demi-clé (f) : half hitch</text:p>
          </table:table-cell>
          <table:table-cell table:number-columns-repeated="1019"/>
        </table:table-row>
        <table:table-row table:style-name="ro1">
          <table:table-cell office:value-type="string">
            <text:p>laminar</text:p>
          </table:table-cell>
          <table:table-cell office:value-type="string">
            <text:p>laminaire</text:p>
          </table:table-cell>
          <table:table-cell table:number-columns-repeated="1022"/>
        </table:table-row>
        <table:table-row table:style-name="ro1">
          <table:table-cell office:value-type="string">
            <text:p>landmark - mark</text:p>
          </table:table-cell>
          <table:table-cell office:value-type="string">
            <text:p>amer</text:p>
          </table:table-cell>
          <table:table-cell table:number-columns-repeated="1022"/>
        </table:table-row>
        <table:table-row table:style-name="ro1">
          <table:table-cell office:value-type="string">
            <text:p>lay-line</text:p>
          </table:table-cell>
          <table:table-cell office:value-type="string">
            <text:p>ligne de vent</text:p>
          </table:table-cell>
          <table:table-cell office:value-type="string">
            <text:p>lignes imaginaires correspondant à l'angle maximum du bateau par rapport au vent</text:p>
          </table:table-cell>
          <table:table-cell table:number-columns-repeated="1021"/>
        </table:table-row>
        <table:table-row table:style-name="ro1">
          <table:table-cell office:value-type="string">
            <text:p>leading edge</text:p>
          </table:table-cell>
          <table:table-cell office:value-type="string">
            <text:p>bord d'attaque</text:p>
          </table:table-cell>
          <table:table-cell table:number-columns-repeated="1022"/>
        </table:table-row>
        <table:table-row table:style-name="ro1">
          <table:table-cell office:value-type="string">
            <text:p>lee helm</text:p>
          </table:table-cell>
          <table:table-cell office:value-type="string">
            <text:p>mou (non ardent)</text:p>
          </table:table-cell>
          <table:table-cell office:value-type="string">
            <text:p>tendance du bateau à abattre</text:p>
          </table:table-cell>
          <table:table-cell table:number-columns-repeated="1021"/>
        </table:table-row>
        <table:table-row table:style-name="ro1">
          <table:table-cell office:value-type="string">
            <text:p>leech</text:p>
          </table:table-cell>
          <table:table-cell office:value-type="string">
            <text:p>Chute</text:p>
          </table:table-cell>
          <table:table-cell table:number-columns-repeated="1022"/>
        </table:table-row>
        <table:table-row table:style-name="ro1">
          <table:table-cell office:value-type="string">
            <text:p>leeward</text:p>
          </table:table-cell>
          <table:table-cell office:value-type="string">
            <text:p>sous le vent</text:p>
          </table:table-cell>
          <table:table-cell table:number-columns-repeated="1022"/>
        </table:table-row>
        <table:table-row table:style-name="ro1">
          <table:table-cell office:value-type="string">
            <text:p>life line</text:p>
          </table:table-cell>
          <table:table-cell office:value-type="string">
            <text:p>filière (f)</text:p>
          </table:table-cell>
          <table:table-cell table:number-columns-repeated="1022"/>
        </table:table-row>
        <table:table-row table:style-name="ro1">
          <table:table-cell office:value-type="string">
            <text:p>lift</text:p>
          </table:table-cell>
          <table:table-cell office:value-type="string">
            <text:p>adonnante</text:p>
          </table:table-cell>
          <table:table-cell office:value-type="string">
            <text:p>bascule permettant de mieux remonter</text:p>
          </table:table-cell>
          <table:table-cell table:number-columns-repeated="1021"/>
        </table:table-row>
        <table:table-row table:style-name="ro1">
          <table:table-cell office:value-type="string">
            <text:p>light - lighthouse (bâtiment)</text:p>
          </table:table-cell>
          <table:table-cell office:value-type="string">
            <text:p>phare</text:p>
          </table:table-cell>
          <table:table-cell table:number-columns-repeated="1022"/>
        </table:table-row>
        <table:table-row table:style-name="ro1">
          <table:table-cell office:value-type="string">
            <text:p>light squall - flaw</text:p>
          </table:table-cell>
          <table:table-cell office:value-type="string">
            <text:p>risée (f)</text:p>
          </table:table-cell>
          <table:table-cell office:value-type="string">
            <text:p>rafale (f) : squall</text:p>
          </table:table-cell>
          <table:table-cell office:value-type="string">
            <text:p>puff</text:p>
          </table:table-cell>
          <table:table-cell table:number-columns-repeated="1020"/>
        </table:table-row>
        <table:table-row table:style-name="ro1">
          <table:table-cell office:value-type="string">
            <text:p>limbers</text:p>
          </table:table-cell>
          <table:table-cell office:value-type="string">
            <text:p>anguillers</text:p>
          </table:table-cell>
          <table:table-cell table:number-columns-repeated="1022"/>
        </table:table-row>
        <table:table-row table:style-name="ro1">
          <table:table-cell office:value-type="string">
            <text:p>line/rope</text:p>
          </table:table-cell>
          <table:table-cell office:value-type="string">
            <text:p>bout/filin/corde (f)</text:p>
          </table:table-cell>
          <table:table-cell table:number-columns-repeated="1022"/>
        </table:table-row>
        <table:table-row table:style-name="ro1">
          <table:table-cell office:value-type="string">
            <text:p>lobster</text:p>
          </table:table-cell>
          <table:table-cell office:value-type="string">
            <text:p>homard</text:p>
          </table:table-cell>
          <table:table-cell table:number-columns-repeated="1022"/>
        </table:table-row>
        <table:table-row table:style-name="ro1">
          <table:table-cell office:value-type="string">
            <text:p>lock</text:p>
          </table:table-cell>
          <table:table-cell office:value-type="string">
            <text:p>écluse (f)</text:p>
          </table:table-cell>
          <table:table-cell table:number-columns-repeated="1022"/>
        </table:table-row>
        <table:table-row table:style-name="ro1">
          <table:table-cell office:value-type="string">
            <text:p>logbook</text:p>
          </table:table-cell>
          <table:table-cell office:value-type="string">
            <text:p>livre/journal de bord</text:p>
          </table:table-cell>
          <table:table-cell table:number-columns-repeated="1022"/>
        </table:table-row>
        <table:table-row table:style-name="ro1">
          <table:table-cell office:value-type="string">
            <text:p>loose rig</text:p>
          </table:table-cell>
          <table:table-cell office:value-type="string">
            <text:p>gréement lâche</text:p>
          </table:table-cell>
          <table:table-cell table:number-columns-repeated="1022"/>
        </table:table-row>
        <table:table-row table:style-name="ro1">
          <table:table-cell office:value-type="string">
            <text:p>low - (barometric) depression</text:p>
          </table:table-cell>
          <table:table-cell office:value-type="string">
            <text:p>dépression (f) (barométrique)</text:p>
          </table:table-cell>
          <table:table-cell office:value-type="string">
            <text:p>baromètre : barometer</text:p>
          </table:table-cell>
          <table:table-cell table:number-columns-repeated="1021"/>
        </table:table-row>
        <table:table-row table:style-name="ro1">
          <table:table-cell office:value-type="string">
            <text:p>luff</text:p>
          </table:table-cell>
          <table:table-cell office:value-type="string">
            <text:p>Guindant</text:p>
          </table:table-cell>
          <table:table-cell table:number-columns-repeated="1022"/>
        </table:table-row>
        <table:table-row table:style-name="ro1">
          <table:table-cell office:value-type="string">
            <text:p>luffrope</text:p>
          </table:table-cell>
          <table:table-cell office:value-type="string">
            <text:p>ralingue</text:p>
          </table:table-cell>
          <table:table-cell table:number-columns-repeated="1022"/>
        </table:table-row>
        <table:table-row table:style-name="ro1">
          <table:table-cell office:value-type="string">
            <text:p>lull</text:p>
          </table:table-cell>
          <table:table-cell office:value-type="string">
            <text:p>molle</text:p>
          </table:table-cell>
          <table:table-cell table:number-columns-repeated="1022"/>
        </table:table-row>
        <table:table-row table:style-name="ro1">
          <table:table-cell office:value-type="string">
            <text:p>mackerel</text:p>
          </table:table-cell>
          <table:table-cell office:value-type="string">
            <text:p>maquereau</text:p>
          </table:table-cell>
          <table:table-cell table:number-columns-repeated="1022"/>
        </table:table-row>
        <table:table-row table:style-name="ro1">
          <table:table-cell office:value-type="string">
            <text:p>magnetic declination</text:p>
          </table:table-cell>
          <table:table-cell office:value-type="string">
            <text:p>déclinaison magnétique (f)</text:p>
          </table:table-cell>
          <table:table-cell table:number-columns-repeated="1022"/>
        </table:table-row>
        <table:table-row table:style-name="ro1">
          <table:table-cell office:value-type="string">
            <text:p>mainsail</text:p>
          </table:table-cell>
          <table:table-cell office:value-type="string">
            <text:p>Grand-voile</text:p>
          </table:table-cell>
          <table:table-cell table:number-columns-repeated="1022"/>
        </table:table-row>
        <table:table-row table:style-name="ro1">
          <table:table-cell office:value-type="string">
            <text:p>mast</text:p>
          </table:table-cell>
          <table:table-cell office:value-type="string">
            <text:p>mât</text:p>
          </table:table-cell>
          <table:table-cell office:value-type="string">
            <text:p>mât d'artimon : mizzenmast</text:p>
          </table:table-cell>
          <table:table-cell office:value-type="string">
            <text:p>tête de mât : mast head</text:p>
          </table:table-cell>
          <table:table-cell office:value-type="string">
            <text:p>pied de mât : mast step</text:p>
          </table:table-cell>
          <table:table-cell table:number-columns-repeated="1019"/>
        </table:table-row>
        <table:table-row table:style-name="ro1">
          <table:table-cell office:value-type="string">
            <text:p>mast step</text:p>
          </table:table-cell>
          <table:table-cell office:value-type="string">
            <text:p>emplanture</text:p>
          </table:table-cell>
          <table:table-cell table:number-columns-repeated="1022"/>
        </table:table-row>
        <table:table-row table:style-name="ro1">
          <table:table-cell office:value-type="string">
            <text:p>mast tang</text:p>
          </table:table-cell>
          <table:table-cell office:value-type="string">
            <text:p>ferrure de capelage</text:p>
          </table:table-cell>
          <table:table-cell table:number-columns-repeated="1022"/>
        </table:table-row>
        <table:table-row table:style-name="ro1">
          <table:table-cell office:value-type="string">
            <text:p>masthead fly, mast vane</text:p>
          </table:table-cell>
          <table:table-cell office:value-type="string">
            <text:p>girouette de mat</text:p>
          </table:table-cell>
          <table:table-cell table:number-columns-repeated="1022"/>
        </table:table-row>
        <table:table-row table:style-name="ro1">
          <table:table-cell office:value-type="string">
            <text:p>mess - <text:s/>mess-room</text:p>
          </table:table-cell>
          <table:table-cell office:value-type="string">
            <text:p>carré (pour l'équipage)</text:p>
          </table:table-cell>
          <table:table-cell table:number-columns-repeated="1022"/>
        </table:table-row>
        <table:table-row table:style-name="ro1">
          <table:table-cell office:value-type="string">
            <text:p>mist</text:p>
          </table:table-cell>
          <table:table-cell office:value-type="string">
            <text:p>brouillard</text:p>
          </table:table-cell>
          <table:table-cell office:value-type="string">
            <text:p>brume (f) : fog</text:p>
          </table:table-cell>
          <table:table-cell office:value-type="string">
            <text:p>corne de brume (f) : fog horn</text:p>
          </table:table-cell>
          <table:table-cell table:number-columns-repeated="1020"/>
        </table:table-row>
        <table:table-row table:style-name="ro1">
          <table:table-cell office:value-type="string">
            <text:p>mooring - mooring post</text:p>
          </table:table-cell>
          <table:table-cell office:value-type="string">
            <text:p>corps-mort/mouillage</text:p>
          </table:table-cell>
          <table:table-cell office:value-type="string">
            <text:p>mouillage (emplacement) : anchorage - moorage</text:p>
          </table:table-cell>
          <table:table-cell office:value-type="string">
            <text:p>gueuse (f) : shot</text:p>
          </table:table-cell>
          <table:table-cell table:number-columns-repeated="1020"/>
        </table:table-row>
        <table:table-row table:style-name="ro1">
          <table:table-cell office:value-type="string">
            <text:p>mooring buoy</text:p>
          </table:table-cell>
          <table:table-cell office:value-type="string">
            <text:p>coffre (bouée d'amarrage)</text:p>
          </table:table-cell>
          <table:table-cell table:number-columns-repeated="1022"/>
        </table:table-row>
        <table:table-row table:style-name="ro1">
          <table:table-cell office:value-type="string">
            <text:p>mooring rope - mooring line</text:p>
          </table:table-cell>
          <table:table-cell office:value-type="string">
            <text:p>amarre (f)</text:p>
          </table:table-cell>
          <table:table-cell office:value-type="string">
            <text:p>amarrer : to make fast - to moor</text:p>
          </table:table-cell>
          <table:table-cell office:value-type="string">
            <text:p>amarrage : mooring (à couple/à quai : mooring alongside)</text:p>
          </table:table-cell>
          <table:table-cell office:value-type="string">
            <text:p>larguer les amarres : to cast off</text:p>
          </table:table-cell>
          <table:table-cell table:number-columns-repeated="1019"/>
        </table:table-row>
        <table:table-row table:style-name="ro1">
          <table:table-cell office:value-type="string">
            <text:p>mussel</text:p>
          </table:table-cell>
          <table:table-cell office:value-type="string">
            <text:p>moule (f)</text:p>
          </table:table-cell>
          <table:table-cell table:number-columns-repeated="1022"/>
        </table:table-row>
        <table:table-row table:style-name="ro1">
          <table:table-cell office:value-type="string">
            <text:p>nautical mile (6080 feet)</text:p>
          </table:table-cell>
          <table:table-cell office:value-type="string">
            <text:p>mille marin (1852 mètres - 1' de latitude)</text:p>
          </table:table-cell>
          <table:table-cell table:number-columns-repeated="1022"/>
        </table:table-row>
        <table:table-row table:style-name="ro1">
          <table:table-cell office:value-type="string">
            <text:p>nock</text:p>
          </table:table-cell>
          <table:table-cell office:value-type="string">
            <text:p>nerf de chute</text:p>
          </table:table-cell>
          <table:table-cell table:number-columns-repeated="1022"/>
        </table:table-row>
        <table:table-row table:style-name="ro1">
          <table:table-cell office:value-type="string">
            <text:p>nock</text:p>
          </table:table-cell>
          <table:table-cell office:value-type="string">
            <text:p>nœud (sur un bout)</text:p>
          </table:table-cell>
          <table:table-cell table:number-columns-repeated="1022"/>
        </table:table-row>
        <table:table-row table:style-name="ro1">
          <table:table-cell office:value-type="string">
            <text:p>North/South/East/West</text:p>
          </table:table-cell>
          <table:table-cell office:value-type="string">
            <text:p>Nord/Sud/Est/Ouest</text:p>
          </table:table-cell>
          <table:table-cell office:value-type="string">
            <text:p>nord géographique : true north</text:p>
          </table:table-cell>
          <table:table-cell office:value-type="string">
            <text:p>point cardinal : cardinal point</text:p>
          </table:table-cell>
          <table:table-cell table:number-columns-repeated="1020"/>
        </table:table-row>
        <table:table-row table:style-name="ro1">
          <table:table-cell office:value-type="string">
            <text:p>oar</text:p>
          </table:table-cell>
          <table:table-cell office:value-type="string">
            <text:p>aviron/rame (f)</text:p>
          </table:table-cell>
          <table:table-cell office:value-type="string">
            <text:p>aviron (sport) : rowing</text:p>
          </table:table-cell>
          <table:table-cell office:value-type="string">
            <text:p>ramer : to row</text:p>
          </table:table-cell>
          <table:table-cell table:number-columns-repeated="1020"/>
        </table:table-row>
        <table:table-row table:style-name="ro1">
          <table:table-cell office:value-type="string">
            <text:p>outhaul</text:p>
          </table:table-cell>
          <table:table-cell office:value-type="string">
            <text:p>étarqueur de bordure</text:p>
          </table:table-cell>
          <table:table-cell table:number-columns-repeated="1022"/>
        </table:table-row>
        <table:table-row table:style-name="ro1">
          <table:table-cell office:value-type="string">
            <text:p>paddle</text:p>
          </table:table-cell>
          <table:table-cell office:value-type="string">
            <text:p>pagaie</text:p>
          </table:table-cell>
          <table:table-cell table:number-columns-repeated="1022"/>
        </table:table-row>
        <table:table-row table:style-name="ro1">
          <table:table-cell office:value-type="string">
            <text:p>paint</text:p>
          </table:table-cell>
          <table:table-cell office:value-type="string">
            <text:p>peinture (f)</text:p>
          </table:table-cell>
          <table:table-cell office:value-type="string">
            <text:p>peinture (action) : painting</text:p>
          </table:table-cell>
          <table:table-cell office:value-type="string">
            <text:p>vernis : varnish</text:p>
          </table:table-cell>
          <table:table-cell office:value-type="string">
            <text:p>goudron : tar</text:p>
          </table:table-cell>
          <table:table-cell table:number-columns-repeated="1019"/>
        </table:table-row>
        <table:table-row table:style-name="ro1">
          <table:table-cell office:value-type="string">
            <text:p>pennant</text:p>
          </table:table-cell>
          <table:table-cell office:value-type="string">
            <text:p>penon, flamme</text:p>
          </table:table-cell>
          <table:table-cell office:value-type="string">
            <text:p>fly</text:p>
          </table:table-cell>
          <table:table-cell table:number-columns-repeated="1021"/>
        </table:table-row>
        <table:table-row table:style-name="ro1">
          <table:table-cell office:value-type="string">
            <text:p>pin</text:p>
          </table:table-cell>
          <table:table-cell office:value-type="string">
            <text:p>goupille (f)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oche</text:p>
          </table:table-cell>
          <table:table-cell table:number-columns-repeated="1022"/>
        </table:table-row>
        <table:table-row table:style-name="ro1">
          <table:table-cell office:value-type="string">
            <text:p>polar chart</text:p>
          </table:table-cell>
          <table:table-cell office:value-type="string">
            <text:p>polaire de vitesse</text:p>
          </table:table-cell>
          <table:table-cell table:number-columns-repeated="1022"/>
        </table:table-row>
        <table:table-row table:style-name="ro1">
          <table:table-cell office:value-type="string">
            <text:p>port</text:p>
          </table:table-cell>
          <table:table-cell office:value-type="string">
            <text:p>bâbord</text:p>
          </table:table-cell>
          <table:table-cell table:number-columns-repeated="1022"/>
        </table:table-row>
        <table:table-row table:style-name="ro1">
          <table:table-cell office:value-type="string">
            <text:p>porthole</text:p>
          </table:table-cell>
          <table:table-cell office:value-type="string">
            <text:p>hublot/sabord</text:p>
          </table:table-cell>
          <table:table-cell table:number-columns-repeated="1022"/>
        </table:table-row>
        <table:table-row table:style-name="ro1">
          <table:table-cell office:value-type="string">
            <text:p>position</text:p>
          </table:table-cell>
          <table:table-cell office:value-type="string">
            <text:p>point</text:p>
          </table:table-cell>
          <table:table-cell office:value-type="string">
            <text:p>estime : reckoning</text:p>
          </table:table-cell>
          <table:table-cell office:value-type="string">
            <text:p>par relèvement compas : cross bearing</text:p>
          </table:table-cell>
          <table:table-cell office:value-type="string">
            <text:p>par alignement : transit bearing</text:p>
          </table:table-cell>
          <table:table-cell office:value-type="string">
            <text:p>faire le point : to take bearings</text:p>
          </table:table-cell>
          <table:table-cell table:number-columns-repeated="1018"/>
        </table:table-row>
        <table:table-row table:style-name="ro1">
          <table:table-cell office:value-type="string">
            <text:p>pram</text:p>
          </table:table-cell>
          <table:table-cell office:value-type="string">
            <text:p>prame (f)</text:p>
          </table:table-cell>
          <table:table-cell office:value-type="string">
            <text:p>canot : <text:s/>dinghy</text:p>
          </table:table-cell>
          <table:table-cell table:number-columns-repeated="1021"/>
        </table:table-row>
        <table:table-row table:style-name="ro1">
          <table:table-cell office:value-type="string">
            <text:p>propeller</text:p>
          </table:table-cell>
          <table:table-cell office:value-type="string">
            <text:p>hélice (f)</text:p>
          </table:table-cell>
          <table:table-cell table:number-columns-repeated="1022"/>
        </table:table-row>
        <table:table-row table:style-name="ro1">
          <table:table-cell office:value-type="string">
            <text:p>propeller shaft</text:p>
          </table:table-cell>
          <table:table-cell office:value-type="string">
            <text:p>arbre d'hélice</text:p>
          </table:table-cell>
          <table:table-cell table:number-columns-repeated="1022"/>
        </table:table-row>
        <table:table-row table:style-name="ro1">
          <table:table-cell office:value-type="string">
            <text:p>pulley - block</text:p>
          </table:table-cell>
          <table:table-cell office:value-type="string">
            <text:p>poulie (f)</text:p>
          </table:table-cell>
          <table:table-cell office:value-type="string">
            <text:p>treuil/winch : winch</text:p>
          </table:table-cell>
          <table:table-cell office:value-type="string">
            <text:p>palan : tackle</text:p>
          </table:table-cell>
          <table:table-cell table:number-columns-repeated="1020"/>
        </table:table-row>
        <table:table-row table:style-name="ro1">
          <table:table-cell office:value-type="string">
            <text:p>putty - filler</text:p>
          </table:table-cell>
          <table:table-cell office:value-type="string">
            <text:p>mastic</text:p>
          </table:table-cell>
          <table:table-cell office:value-type="string">
            <text:p>mastic silicone : silicone rubber</text:p>
          </table:table-cell>
          <table:table-cell table:number-columns-repeated="1021"/>
        </table:table-row>
        <table:table-row table:style-name="ro1">
          <table:table-cell office:value-type="string">
            <text:p>quay - wharf</text:p>
          </table:table-cell>
          <table:table-cell office:value-type="string">
            <text:p>quai</text:p>
          </table:table-cell>
          <table:table-cell office:value-type="string">
            <text:p>jetée (f) : pier - jetty</text:p>
          </table:table-cell>
          <table:table-cell table:number-columns-repeated="1021"/>
        </table:table-row>
        <table:table-row table:style-name="ro1">
          <table:table-cell office:value-type="string">
            <text:p>rake</text:p>
          </table:table-cell>
          <table:table-cell office:value-type="string">
            <text:p>quête (de mat)</text:p>
          </table:table-cell>
          <table:table-cell office:value-type="string">
            <text:p>inclinaison du mat</text:p>
          </table:table-cell>
          <table:table-cell table:number-columns-repeated="1021"/>
        </table:table-row>
        <table:table-row table:style-name="ro1">
          <table:table-cell office:value-type="string">
            <text:p>reach</text:p>
          </table:table-cell>
          <table:table-cell office:value-type="string">
            <text:p>largue (allure de)</text:p>
          </table:table-cell>
          <table:table-cell table:number-columns-repeated="1022"/>
        </table:table-row>
        <table:table-row table:style-name="ro1">
          <table:table-cell office:value-type="string">
            <text:p>reef</text:p>
          </table:table-cell>
          <table:table-cell office:value-type="string">
            <text:p>récif</text:p>
          </table:table-cell>
          <table:table-cell office:value-type="string">
            <text:p>rocher : rock</text:p>
          </table:table-cell>
          <table:table-cell office:value-type="string">
            <text:p>haut-fond : shallow - shoal</text:p>
          </table:table-cell>
          <table:table-cell table:number-columns-repeated="1020"/>
        </table:table-row>
        <table:table-row table:style-name="ro1">
          <table:table-cell office:value-type="string">
            <text:p>reef</text:p>
          </table:table-cell>
          <table:table-cell office:value-type="string">
            <text:p>ris</text:p>
          </table:table-cell>
          <table:table-cell office:value-type="string">
            <text:p>prendre des ris/réduire la voilure : to reef (the sail)</text:p>
          </table:table-cell>
          <table:table-cell table:number-columns-repeated="1021"/>
        </table:table-row>
        <table:table-row table:style-name="ro1">
          <table:table-cell office:value-type="string">
            <text:p>reefer</text:p>
          </table:table-cell>
          <table:table-cell office:value-type="string">
            <text:p>caban/vareuse (f)</text:p>
          </table:table-cell>
          <table:table-cell table:number-columns-repeated="1022"/>
        </table:table-row>
        <table:table-row table:style-name="ro1">
          <table:table-cell office:value-type="string">
            <text:p>regatta - yacht races</text:p>
          </table:table-cell>
          <table:table-cell office:value-type="string">
            <text:p>régate(s)</text:p>
          </table:table-cell>
          <table:table-cell table:number-columns-repeated="1022"/>
        </table:table-row>
        <table:table-row table:style-name="ro1">
          <table:table-cell office:value-type="string">
            <text:p>rhumb line</text:p>
          </table:table-cell>
          <table:table-cell office:value-type="string">
            <text:p>ligne de cadre</text:p>
          </table:table-cell>
          <table:table-cell table:number-columns-repeated="1022"/>
        </table:table-row>
        <table:table-row table:style-name="ro1">
          <table:table-cell office:value-type="string">
            <text:p>rib - crossframe</text:p>
          </table:table-cell>
          <table:table-cell office:value-type="string">
            <text:p>membrure (f)</text:p>
          </table:table-cell>
          <table:table-cell table:number-columns-repeated="1022"/>
        </table:table-row>
        <table:table-row table:style-name="ro1">
          <table:table-cell office:value-type="string">
            <text:p>ribbon</text:p>
          </table:table-cell>
          <table:table-cell office:value-type="string">
            <text:p>ruban (penon ou flame)</text:p>
          </table:table-cell>
          <table:table-cell table:number-columns-repeated="1022"/>
        </table:table-row>
        <table:table-row table:style-name="ro1">
          <table:table-cell office:value-type="string">
            <text:p>rigging</text:p>
          </table:table-cell>
          <table:table-cell office:value-type="string">
            <text:p>manœuvre</text:p>
          </table:table-cell>
          <table:table-cell table:number-columns-repeated="1022"/>
        </table:table-row>
        <table:table-row table:style-name="ro1">
          <table:table-cell office:value-type="string">
            <text:p>rigging (voiles et équipements) - rig (disposition)</text:p>
          </table:table-cell>
          <table:table-cell office:value-type="string">
            <text:p>gréement</text:p>
          </table:table-cell>
          <table:table-cell office:value-type="string">
            <text:p>gréer : to rig</text:p>
          </table:table-cell>
          <table:table-cell table:number-columns-repeated="1021"/>
        </table:table-row>
        <table:table-row table:style-name="ro1">
          <table:table-cell office:value-type="string">
            <text:p>right of way - priority</text:p>
          </table:table-cell>
          <table:table-cell office:value-type="string">
            <text:p>priorité (f)</text:p>
          </table:table-cell>
          <table:table-cell office:value-type="string">
            <text:p>bateau prioritaire : right of way boat - stand on vessel</text:p>
          </table:table-cell>
          <table:table-cell table:number-columns-repeated="1021"/>
        </table:table-row>
        <table:table-row table:style-name="ro1">
          <table:table-cell office:value-type="string">
            <text:p>righting line</text:p>
          </table:table-cell>
          <table:table-cell office:value-type="string">
            <text:p>bout de redressement</text:p>
          </table:table-cell>
          <table:table-cell table:number-columns-repeated="1022"/>
        </table:table-row>
        <table:table-row table:style-name="ro1">
          <table:table-cell office:value-type="string">
            <text:p>righting moment</text:p>
          </table:table-cell>
          <table:table-cell office:value-type="string">
            <text:p>moment de redressement</text:p>
          </table:table-cell>
          <table:table-cell table:number-columns-repeated="1022"/>
        </table:table-row>
        <table:table-row table:style-name="ro1">
          <table:table-cell office:value-type="string">
            <text:p>ring</text:p>
          </table:table-cell>
          <table:table-cell office:value-type="string">
            <text:p>anneau d'amarrage</text:p>
          </table:table-cell>
          <table:table-cell office:value-type="string">
            <text:p>bitte d'amarrage (f) : bollard</text:p>
          </table:table-cell>
          <table:table-cell table:number-columns-repeated="1021"/>
        </table:table-row>
        <table:table-row table:style-name="ro1">
          <table:table-cell office:value-type="string">
            <text:p>ripple</text:p>
          </table:table-cell>
          <table:table-cell office:value-type="string">
            <text:p>rides (f)/clapotis</text:p>
          </table:table-cell>
          <table:table-cell table:number-columns-repeated="1022"/>
        </table:table-row>
        <table:table-row table:style-name="ro1">
          <table:table-cell office:value-type="string">
            <text:p>roach</text:p>
          </table:table-cell>
          <table:table-cell office:value-type="string">
            <text:p>corde(d'une voile)</text:p>
          </table:table-cell>
          <table:table-cell table:number-columns-repeated="1022"/>
        </table:table-row>
        <table:table-row table:style-name="ro1">
          <table:table-cell office:value-type="string">
            <text:p>roll/rolling</text:p>
          </table:table-cell>
          <table:table-cell office:value-type="string">
            <text:p>roulis</text:p>
          </table:table-cell>
          <table:table-cell office:value-type="string">
            <text:p>tangage : pitch/pitching</text:p>
          </table:table-cell>
          <table:table-cell table:number-columns-repeated="1021"/>
        </table:table-row>
        <table:table-row table:style-name="ro1">
          <table:table-cell office:value-type="string">
            <text:p>roller</text:p>
          </table:table-cell>
          <table:table-cell office:value-type="string">
            <text:p>rouleau</text:p>
          </table:table-cell>
          <table:table-cell office:value-type="string">
            <text:p>Situé généralement sur un rail</text:p>
          </table:table-cell>
          <table:table-cell table:number-columns-repeated="1021"/>
        </table:table-row>
        <table:table-row table:style-name="ro1">
          <table:table-cell office:value-type="string">
            <text:p>ropes</text:p>
          </table:table-cell>
          <table:table-cell office:value-type="string">
            <text:p>rabans</text:p>
          </table:table-cell>
          <table:table-cell table:number-columns-repeated="1022"/>
        </table:table-row>
        <table:table-row table:style-name="ro1">
          <table:table-cell office:value-type="string">
            <text:p>rough sea/heavy sea</text:p>
          </table:table-cell>
          <table:table-cell office:value-type="string">
            <text:p>mer agitée/houleuse</text:p>
          </table:table-cell>
          <table:table-cell table:number-columns-repeated="1022"/>
        </table:table-row>
        <table:table-row table:style-name="ro1">
          <table:table-cell office:value-type="string">
            <text:p>rowlock</text:p>
          </table:table-cell>
          <table:table-cell office:value-type="string">
            <text:p>dame de nage (f)</text:p>
          </table:table-cell>
          <table:table-cell table:number-columns-repeated="1022"/>
        </table:table-row>
        <table:table-row table:style-name="ro1">
          <table:table-cell office:value-type="string">
            <text:p>rudder</text:p>
          </table:table-cell>
          <table:table-cell office:value-type="string">
            <text:p>gouvernail</text:p>
          </table:table-cell>
          <table:table-cell office:value-type="string">
            <text:p>safran : rudder blade</text:p>
          </table:table-cell>
          <table:table-cell table:number-columns-repeated="1021"/>
        </table:table-row>
        <table:table-row table:style-name="ro1">
          <table:table-cell office:value-type="string">
            <text:p>rudder blade</text:p>
          </table:table-cell>
          <table:table-cell office:value-type="string">
            <text:p>lame de safran</text:p>
          </table:table-cell>
          <table:table-cell table:number-columns-repeated="1022"/>
        </table:table-row>
        <table:table-row table:style-name="ro1">
          <table:table-cell office:value-type="string">
            <text:p>sail</text:p>
          </table:table-cell>
          <table:table-cell office:value-type="string">
            <text:p>voile (f)</text:p>
          </table:table-cell>
          <table:table-cell office:value-type="string">
            <text:p>grand voile : mainsail - main</text:p>
          </table:table-cell>
          <table:table-cell office:value-type="string">
            <text:p>toutes voiles dehors : in full sail - all sails set</text:p>
          </table:table-cell>
          <table:table-cell table:number-columns-repeated="1020"/>
        </table:table-row>
        <table:table-row table:style-name="ro1">
          <table:table-cell office:value-type="string">
            <text:p>sailboat - yacht (grand voilier)</text:p>
          </table:table-cell>
          <table:table-cell office:value-type="string">
            <text:p>voilier</text:p>
          </table:table-cell>
          <table:table-cell office:value-type="string">
            <text:p>voilier à un mât : sloop</text:p>
          </table:table-cell>
          <table:table-cell office:value-type="string">
            <text:p>voilier (fabricant) : sailmaker</text:p>
          </table:table-cell>
          <table:table-cell table:number-columns-repeated="1020"/>
        </table:table-row>
        <table:table-row table:style-name="ro1">
          <table:table-cell office:value-type="string">
            <text:p>sailplan</text:p>
          </table:table-cell>
          <table:table-cell office:value-type="string">
            <text:p>plan de voilure</text:p>
          </table:table-cell>
          <table:table-cell table:number-columns-repeated="1022"/>
        </table:table-row>
        <table:table-row table:style-name="ro1">
          <table:table-cell office:value-type="string">
            <text:p>scallop</text:p>
          </table:table-cell>
          <table:table-cell office:value-type="string">
            <text:p>coquille Saint Jacques (f)</text:p>
          </table:table-cell>
          <table:table-cell table:number-columns-repeated="1022"/>
        </table:table-row>
        <table:table-row table:style-name="ro1">
          <table:table-cell office:value-type="string">
            <text:p>scupper (hole)</text:p>
          </table:table-cell>
          <table:table-cell office:value-type="string">
            <text:p>dalot</text:p>
          </table:table-cell>
          <table:table-cell table:number-columns-repeated="1022"/>
        </table:table-row>
        <table:table-row table:style-name="ro1">
          <table:table-cell office:value-type="string">
            <text:p>seal</text:p>
          </table:table-cell>
          <table:table-cell office:value-type="string">
            <text:p>phoque</text:p>
          </table:table-cell>
          <table:table-cell table:number-columns-repeated="1022"/>
        </table:table-row>
        <table:table-row table:style-name="ro1">
          <table:table-cell office:value-type="string">
            <text:p>seal - gasket</text:p>
          </table:table-cell>
          <table:table-cell office:value-type="string">
            <text:p>joint</text:p>
          </table:table-cell>
          <table:table-cell office:value-type="string">
            <text:p>joint torique : O-ring</text:p>
          </table:table-cell>
          <table:table-cell table:number-columns-repeated="1021"/>
        </table:table-row>
        <table:table-row table:style-name="ro1">
          <table:table-cell office:value-type="string">
            <text:p>shackle</text:p>
          </table:table-cell>
          <table:table-cell office:value-type="string">
            <text:p>manille</text:p>
          </table:table-cell>
          <table:table-cell table:number-columns-repeated="1022"/>
        </table:table-row>
        <table:table-row table:style-name="ro1">
          <table:table-cell office:value-type="string">
            <text:p>shark</text:p>
          </table:table-cell>
          <table:table-cell office:value-type="string">
            <text:p>requin</text:p>
          </table:table-cell>
          <table:table-cell table:number-columns-repeated="1022"/>
        </table:table-row>
        <table:table-row table:style-name="ro1">
          <table:table-cell office:value-type="string">
            <text:p>sheave</text:p>
          </table:table-cell>
          <table:table-cell office:value-type="string">
            <text:p>réa</text:p>
          </table:table-cell>
          <table:table-cell table:number-columns-repeated="1022"/>
        </table:table-row>
        <table:table-row table:style-name="ro1">
          <table:table-cell office:value-type="string">
            <text:p>sheave-hole</text:p>
          </table:table-cell>
          <table:table-cell office:value-type="string">
            <text:p>chaumard</text:p>
          </table:table-cell>
          <table:table-cell table:number-columns-repeated="1022"/>
        </table:table-row>
        <table:table-row table:style-name="ro1">
          <table:table-cell office:value-type="string">
            <text:p>sheet</text:p>
          </table:table-cell>
          <table:table-cell office:value-type="string">
            <text:p>écoute (f)</text:p>
          </table:table-cell>
          <table:table-cell office:value-type="string">
            <text:p>point d'écoute : clew</text:p>
          </table:table-cell>
          <table:table-cell table:number-columns-repeated="1021"/>
        </table:table-row>
        <table:table-row table:style-name="ro1">
          <table:table-cell office:value-type="string">
            <text:p>ship - vessel</text:p>
          </table:table-cell>
          <table:table-cell office:value-type="string">
            <text:p>navire</text:p>
          </table:table-cell>
          <table:table-cell table:number-columns-repeated="1022"/>
        </table:table-row>
        <table:table-row table:style-name="ro1">
          <table:table-cell office:value-type="string">
            <text:p>shooner</text:p>
          </table:table-cell>
          <table:table-cell office:value-type="string">
            <text:p>goélette (f) (voilier ayant au moins 2 mâts et sans artimon)</text:p>
          </table:table-cell>
          <table:table-cell table:number-columns-repeated="1022"/>
        </table:table-row>
        <table:table-row table:style-name="ro1">
          <table:table-cell office:value-type="string">
            <text:p>shroud - guy (rope/line) - stay(s)</text:p>
          </table:table-cell>
          <table:table-cell office:value-type="string">
            <text:p>hauban(s)</text:p>
          </table:table-cell>
          <table:table-cell table:number-columns-repeated="1022"/>
        </table:table-row>
        <table:table-row table:style-name="ro1">
          <table:table-cell office:value-type="string">
            <text:p>shroud yarn</text:p>
          </table:table-cell>
          <table:table-cell office:value-type="string">
            <text:p>penon de hauban</text:p>
          </table:table-cell>
          <table:table-cell table:number-columns-repeated="1022"/>
        </table:table-row>
        <table:table-row table:style-name="ro1">
          <table:table-cell office:value-type="string">
            <text:p>shuttle</text:p>
          </table:table-cell>
          <table:table-cell office:value-type="string">
            <text:p>navette (f)</text:p>
          </table:table-cell>
          <table:table-cell table:number-columns-repeated="1022"/>
        </table:table-row>
        <table:table-row table:style-name="ro1">
          <table:table-cell office:value-type="string">
            <text:p>skate - ray</text:p>
          </table:table-cell>
          <table:table-cell office:value-type="string">
            <text:p>raie</text:p>
          </table:table-cell>
          <table:table-cell table:number-columns-repeated="1022"/>
        </table:table-row>
        <table:table-row table:style-name="ro1">
          <table:table-cell office:value-type="string">
            <text:p>slack</text:p>
          </table:table-cell>
          <table:table-cell office:value-type="string">
            <text:p>mou (d'un bout)</text:p>
          </table:table-cell>
          <table:table-cell office:value-type="string">
            <text:p>donner du mou : to slacken</text:p>
          </table:table-cell>
          <table:table-cell table:number-columns-repeated="1021"/>
        </table:table-row>
        <table:table-row table:style-name="ro1">
          <table:table-cell office:value-type="string">
            <text:p>slide</text:p>
          </table:table-cell>
          <table:table-cell office:value-type="string">
            <text:p>Coulisseau</text:p>
          </table:table-cell>
          <table:table-cell table:number-columns-repeated="1022"/>
        </table:table-row>
        <table:table-row table:style-name="ro1">
          <table:table-cell office:value-type="string">
            <text:p>slider</text:p>
          </table:table-cell>
          <table:table-cell office:value-type="string">
            <text:p>glissière</text:p>
          </table:table-cell>
          <table:table-cell table:number-columns-repeated="1022"/>
        </table:table-row>
        <table:table-row table:style-name="ro1">
          <table:table-cell office:value-type="string">
            <text:p>slot</text:p>
          </table:table-cell>
          <table:table-cell office:value-type="string">
            <text:p>fente (entre grand-voile et foc)</text:p>
          </table:table-cell>
          <table:table-cell table:number-columns-repeated="1022"/>
        </table:table-row>
        <table:table-row table:style-name="ro1">
          <table:table-cell office:value-type="string">
            <text:p>span</text:p>
          </table:table-cell>
          <table:table-cell office:value-type="string">
            <text:p>envergure</text:p>
          </table:table-cell>
          <table:table-cell table:number-columns-repeated="1022"/>
        </table:table-row>
        <table:table-row table:style-name="ro1">
          <table:table-cell office:value-type="string">
            <text:p>speed</text:p>
          </table:table-cell>
          <table:table-cell office:value-type="string">
            <text:p>vitesse</text:p>
          </table:table-cell>
          <table:table-cell table:number-columns-repeated="1022"/>
        </table:table-row>
        <table:table-row table:style-name="ro1">
          <table:table-cell office:value-type="string">
            <text:p>spi dans spi</text:p>
          </table:table-cell>
          <table:table-cell office:value-type="string">
            <text:p>peeling</text:p>
          </table:table-cell>
          <table:table-cell office:value-type="string">
            <text:p>manœuvre consistant à hisser un nouveau spi à l'intérieur de celui établi</text:p>
          </table:table-cell>
          <table:table-cell table:number-columns-repeated="1021"/>
        </table:table-row>
        <table:table-row table:style-name="ro1">
          <table:table-cell office:value-type="string">
            <text:p>spiny lobster</text:p>
          </table:table-cell>
          <table:table-cell office:value-type="string">
            <text:p>langouste (f)</text:p>
          </table:table-cell>
          <table:table-cell table:number-columns-repeated="1022"/>
        </table:table-row>
        <table:table-row table:style-name="ro1">
          <table:table-cell office:value-type="string">
            <text:p>splice</text:p>
          </table:table-cell>
          <table:table-cell office:value-type="string">
            <text:p>épissure (f)</text:p>
          </table:table-cell>
          <table:table-cell table:number-columns-repeated="1022"/>
        </table:table-row>
        <table:table-row table:style-name="ro1">
          <table:table-cell office:value-type="string">
            <text:p>stainless steel</text:p>
          </table:table-cell>
          <table:table-cell office:value-type="string">
            <text:p>acier inoxydable (acier au chrome et au nickel)</text:p>
          </table:table-cell>
          <table:table-cell table:number-columns-repeated="1022"/>
        </table:table-row>
        <table:table-row table:style-name="ro1">
          <table:table-cell office:value-type="string">
            <text:p>stall</text:p>
          </table:table-cell>
          <table:table-cell office:value-type="string">
            <text:p>décrochage</text:p>
          </table:table-cell>
          <table:table-cell office:value-type="string">
            <text:p>décrochage de la couche limite, des filets d'air (voile) ou d'eau (coque)</text:p>
          </table:table-cell>
          <table:table-cell table:number-columns-repeated="1021"/>
        </table:table-row>
        <table:table-row table:style-name="ro1">
          <table:table-cell office:value-type="string">
            <text:p>starboard</text:p>
          </table:table-cell>
          <table:table-cell office:value-type="string">
            <text:p>tribord</text:p>
          </table:table-cell>
          <table:table-cell table:number-columns-repeated="1022"/>
        </table:table-row>
        <table:table-row table:style-name="ro1">
          <table:table-cell office:value-type="string">
            <text:p>starfish</text:p>
          </table:table-cell>
          <table:table-cell office:value-type="string">
            <text:p>étoile de mer (f)</text:p>
          </table:table-cell>
          <table:table-cell table:number-columns-repeated="1022"/>
        </table:table-row>
        <table:table-row table:style-name="ro1">
          <table:table-cell office:value-type="string">
            <text:p>stay</text:p>
          </table:table-cell>
          <table:table-cell office:value-type="string">
            <text:p>étai</text:p>
          </table:table-cell>
          <table:table-cell table:number-columns-repeated="1022"/>
        </table:table-row>
        <table:table-row table:style-name="ro1">
          <table:table-cell office:value-type="string">
            <text:p>stay adjuster</text:p>
          </table:table-cell>
          <table:table-cell office:value-type="string">
            <text:p>latte universelle, latte ridoir</text:p>
          </table:table-cell>
          <table:table-cell table:number-columns-repeated="1022"/>
        </table:table-row>
        <table:table-row table:style-name="ro1">
          <table:table-cell office:value-type="string">
            <text:p>stern - poop</text:p>
          </table:table-cell>
          <table:table-cell office:value-type="string">
            <text:p>poupe (f)</text:p>
          </table:table-cell>
          <table:table-cell office:value-type="string">
            <text:p>le vent en poupe : the wind aft</text:p>
          </table:table-cell>
          <table:table-cell table:number-columns-repeated="1021"/>
        </table:table-row>
        <table:table-row table:style-name="ro1">
          <table:table-cell office:value-type="string">
            <text:p>stonefish</text:p>
          </table:table-cell>
          <table:table-cell office:value-type="string">
            <text:p>poisson pierre</text:p>
          </table:table-cell>
          <table:table-cell table:number-columns-repeated="1022"/>
        </table:table-row>
        <table:table-row table:style-name="ro1">
          <table:table-cell office:value-type="string">
            <text:p>strait(s) - sound</text:p>
          </table:table-cell>
          <table:table-cell office:value-type="string">
            <text:p>détroit</text:p>
          </table:table-cell>
          <table:table-cell office:value-type="string">
            <text:p>passe (f) : pass</text:p>
          </table:table-cell>
          <table:table-cell table:number-columns-repeated="1021"/>
        </table:table-row>
        <table:table-row table:style-name="ro1">
          <table:table-cell office:value-type="string">
            <text:p>strand</text:p>
          </table:table-cell>
          <table:table-cell office:value-type="string">
            <text:p>toron (brin de cordage)</text:p>
          </table:table-cell>
          <table:table-cell table:number-columns-repeated="1022"/>
        </table:table-row>
        <table:table-row table:style-name="ro1">
          <table:table-cell office:value-type="string">
            <text:p>streamline</text:p>
          </table:table-cell>
          <table:table-cell office:value-type="string">
            <text:p>filet (d'eau ou d'air)</text:p>
          </table:table-cell>
          <table:table-cell table:number-columns-repeated="1022"/>
        </table:table-row>
        <table:table-row table:style-name="ro1">
          <table:table-cell office:value-type="string">
            <text:p>swell - surge</text:p>
          </table:table-cell>
          <table:table-cell office:value-type="string">
            <text:p>houle (f)</text:p>
          </table:table-cell>
          <table:table-cell table:number-columns-repeated="1022"/>
        </table:table-row>
        <table:table-row table:style-name="ro1">
          <table:table-cell office:value-type="string">
            <text:p>swinging boom - whisker pole</text:p>
          </table:table-cell>
          <table:table-cell office:value-type="string">
            <text:p>tangon</text:p>
          </table:table-cell>
          <table:table-cell table:number-columns-repeated="1022"/>
        </table:table-row>
        <table:table-row table:style-name="ro1">
          <table:table-cell office:value-type="string">
            <text:p>swivel</text:p>
          </table:table-cell>
          <table:table-cell office:value-type="string">
            <text:p>émerillon</text:p>
          </table:table-cell>
          <table:table-cell table:number-columns-repeated="1022"/>
        </table:table-row>
        <table:table-row table:style-name="ro1">
          <table:table-cell office:value-type="string">
            <text:p>tack</text:p>
          </table:table-cell>
          <table:table-cell office:value-type="string">
            <text:p>point d'amure</text:p>
          </table:table-cell>
          <table:table-cell table:number-columns-repeated="1022"/>
        </table:table-row>
        <table:table-row table:style-name="ro1">
          <table:table-cell office:value-type="string">
            <text:p>tack</text:p>
          </table:table-cell>
          <table:table-cell office:value-type="string">
            <text:p>virement de bord</text:p>
          </table:table-cell>
          <table:table-cell table:number-columns-repeated="1022"/>
        </table:table-row>
        <table:table-row table:style-name="ro1">
          <table:table-cell office:value-type="string">
            <text:p>tack - windward</text:p>
          </table:table-cell>
          <table:table-cell office:value-type="string">
            <text:p>amure (f)</text:p>
          </table:table-cell>
          <table:table-cell office:value-type="string">
            <text:p>tribord amure : starboard-tack</text:p>
          </table:table-cell>
          <table:table-cell office:value-type="string">
            <text:p>un voilier tribord amure est prioritaire</text:p>
          </table:table-cell>
          <table:table-cell table:number-columns-repeated="1020"/>
        </table:table-row>
        <table:table-row table:style-name="ro1">
          <table:table-cell office:value-type="string">
            <text:p>tack / leg</text:p>
          </table:table-cell>
          <table:table-cell office:value-type="string">
            <text:p>bord</text:p>
          </table:table-cell>
          <table:table-cell office:value-type="string">
            <text:p>tirer un bord : to make a tack</text:p>
          </table:table-cell>
          <table:table-cell office:value-type="string">
            <text:p>distance parcourue sur un bord : leg</text:p>
          </table:table-cell>
          <table:table-cell office:value-type="string">
            <text:p>à bord : aboard</text:p>
          </table:table-cell>
          <table:table-cell office:value-type="string">
            <text:p>bord <text:s/>de vent arrière = downwind leg</text:p>
          </table:table-cell>
          <table:table-cell table:number-columns-repeated="1018"/>
        </table:table-row>
        <table:table-row table:style-name="ro1">
          <table:table-cell office:value-type="string">
            <text:p>tank</text:p>
          </table:table-cell>
          <table:table-cell office:value-type="string">
            <text:p>réservoir</text:p>
          </table:table-cell>
          <table:table-cell table:number-columns-repeated="1022"/>
        </table:table-row>
        <table:table-row table:style-name="ro1">
          <table:table-cell office:value-type="string">
            <text:p>team</text:p>
          </table:table-cell>
          <table:table-cell office:value-type="string">
            <text:p>équipe, équipage</text:p>
          </table:table-cell>
          <table:table-cell table:number-columns-repeated="1022"/>
        </table:table-row>
        <table:table-row table:style-name="ro1">
          <table:table-cell office:value-type="string">
            <text:p>telltale</text:p>
          </table:table-cell>
          <table:table-cell office:value-type="string">
            <text:p>peno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tension</text:p>
          </table:table-cell>
          <table:table-cell table:number-columns-repeated="1022"/>
        </table:table-row>
        <table:table-row table:style-name="ro1">
          <table:table-cell office:value-type="string">
            <text:p>tidal range</text:p>
          </table:table-cell>
          <table:table-cell office:value-type="string">
            <text:p>marnage</text:p>
          </table:table-cell>
          <table:table-cell table:number-columns-repeated="1022"/>
        </table:table-row>
        <table:table-row table:style-name="ro1">
          <table:table-cell office:value-type="string">
            <text:p>tide</text:p>
          </table:table-cell>
          <table:table-cell office:value-type="string">
            <text:p>marée (f)</text:p>
          </table:table-cell>
          <table:table-cell office:value-type="string">
            <text:p>marée haute/basse : high/low tide</text:p>
          </table:table-cell>
          <table:table-cell office:value-type="string">
            <text:p>marée de morte-eau/vive-eau : neap/spring tide</text:p>
          </table:table-cell>
          <table:table-cell office:value-type="string">
            <text:p>marée étale : slack tide</text:p>
          </table:table-cell>
          <table:table-cell table:number-columns-repeated="1019"/>
        </table:table-row>
        <table:table-row table:style-name="ro1">
          <table:table-cell office:value-type="string">
            <text:p>tide table</text:p>
          </table:table-cell>
          <table:table-cell office:value-type="string">
            <text:p>horaire/annuaire des marées</text:p>
          </table:table-cell>
          <table:table-cell table:number-columns-repeated="1022"/>
        </table:table-row>
        <table:table-row table:style-name="ro1">
          <table:table-cell office:value-type="string">
            <text:p>tide turn</text:p>
          </table:table-cell>
          <table:table-cell office:value-type="string">
            <text:p>renverse (f)/renversement de marée</text:p>
          </table:table-cell>
          <table:table-cell table:number-columns-repeated="1022"/>
        </table:table-row>
        <table:table-row table:style-name="ro1">
          <table:table-cell office:value-type="string">
            <text:p>tight rig</text:p>
          </table:table-cell>
          <table:table-cell office:value-type="string">
            <text:p>gréement ferme (tendu)</text:p>
          </table:table-cell>
          <table:table-cell table:number-columns-repeated="1022"/>
        </table:table-row>
        <table:table-row table:style-name="ro1">
          <table:table-cell office:value-type="string">
            <text:p>tiller crossbar</text:p>
          </table:table-cell>
          <table:table-cell office:value-type="string">
            <text:p>barre d'accouplement</text:p>
          </table:table-cell>
          <table:table-cell office:value-type="string">
            <text:p>barre transversale reliant les deux barres de safrans (catamarans)</text:p>
          </table:table-cell>
          <table:table-cell table:number-columns-repeated="1021"/>
        </table:table-row>
        <table:table-row table:style-name="ro1">
          <table:table-cell office:value-type="string">
            <text:p>to anchor - to drop/cast anchor</text:p>
          </table:table-cell>
          <table:table-cell office:value-type="string">
            <text:p>mouiller</text:p>
          </table:table-cell>
          <table:table-cell office:value-type="string">
            <text:p>lever l'ancre/appareiller : to weigh anchor</text:p>
          </table:table-cell>
          <table:table-cell office:value-type="string">
            <text:p>être au mouillage : to lie at/to ride at anchor</text:p>
          </table:table-cell>
          <table:table-cell table:number-columns-repeated="1020"/>
        </table:table-row>
        <table:table-row table:style-name="ro1">
          <table:table-cell office:value-type="string">
            <text:p>to balance</text:p>
          </table:table-cell>
          <table:table-cell office:value-type="string">
            <text:p>équilibrer (l'assiette du bateau)</text:p>
          </table:table-cell>
          <table:table-cell table:number-columns-repeated="1022"/>
        </table:table-row>
        <table:table-row table:style-name="ro1">
          <table:table-cell office:value-type="string">
            <text:p>to bear away (off)</text:p>
          </table:table-cell>
          <table:table-cell office:value-type="string">
            <text:p>abattre</text:p>
          </table:table-cell>
          <table:table-cell office:value-type="string">
            <text:p>To fall off</text:p>
          </table:table-cell>
          <table:table-cell office:value-type="string">
            <text:p>to head down</text:p>
          </table:table-cell>
          <table:table-cell table:number-columns-repeated="1020"/>
        </table:table-row>
        <table:table-row table:style-name="ro1">
          <table:table-cell office:value-type="string">
            <text:p>to bend</text:p>
          </table:table-cell>
          <table:table-cell office:value-type="string">
            <text:p>flêchir (mat)</text:p>
          </table:table-cell>
          <table:table-cell table:number-columns-repeated="1022"/>
        </table:table-row>
        <table:table-row table:style-name="ro1">
          <table:table-cell office:value-type="string">
            <text:p>to berth</text:p>
          </table:table-cell>
          <table:table-cell office:value-type="string">
            <text:p>accoster</text:p>
          </table:table-cell>
          <table:table-cell table:number-columns-repeated="1022"/>
        </table:table-row>
        <table:table-row table:style-name="ro1">
          <table:table-cell office:value-type="string">
            <text:p>to capsize</text:p>
          </table:table-cell>
          <table:table-cell office:value-type="string">
            <text:p>chavirer</text:p>
          </table:table-cell>
          <table:table-cell table:number-columns-repeated="1022"/>
        </table:table-row>
        <table:table-row table:style-name="ro1">
          <table:table-cell office:value-type="string">
            <text:p>to capsize</text:p>
          </table:table-cell>
          <table:table-cell office:value-type="string">
            <text:p>chavirer/faire chavirer</text:p>
          </table:table-cell>
          <table:table-cell table:number-columns-repeated="1022"/>
        </table:table-row>
        <table:table-row table:style-name="ro1">
          <table:table-cell office:value-type="string">
            <text:p>to careen</text:p>
          </table:table-cell>
          <table:table-cell office:value-type="string">
            <text:p>caréner</text:p>
          </table:table-cell>
          <table:table-cell office:value-type="string">
            <text:p>carénage : careening - careenage</text:p>
          </table:table-cell>
          <table:table-cell table:number-columns-repeated="1021"/>
        </table:table-row>
        <table:table-row table:style-name="ro1">
          <table:table-cell office:value-type="string">
            <text:p>to cast off - to get under way</text:p>
          </table:table-cell>
          <table:table-cell office:value-type="string">
            <text:p>appareiller</text:p>
          </table:table-cell>
          <table:table-cell table:number-columns-repeated="1022"/>
        </table:table-row>
        <table:table-row table:style-name="ro1">
          <table:table-cell office:value-type="string">
            <text:p>to cleat</text:p>
          </table:table-cell>
          <table:table-cell office:value-type="string">
            <text:p>mettre au taquet</text:p>
          </table:table-cell>
          <table:table-cell table:number-columns-repeated="1022"/>
        </table:table-row>
        <table:table-row table:style-name="ro1">
          <table:table-cell office:value-type="string">
            <text:p>to coil a rope/a mooring line</text:p>
          </table:table-cell>
          <table:table-cell office:value-type="string">
            <text:p>lover (un bout/une amarre)</text:p>
          </table:table-cell>
          <table:table-cell table:number-columns-repeated="1022"/>
        </table:table-row>
        <table:table-row table:style-name="ro1">
          <table:table-cell office:value-type="string">
            <text:p>to cut the jib</text:p>
          </table:table-cell>
          <table:table-cell office:value-type="string">
            <text:p>déborder le foc</text:p>
          </table:table-cell>
          <table:table-cell office:value-type="string">
            <text:p>libérer le foc pour le faire porter sur l'autre amure lors d'un virement de bord</text:p>
          </table:table-cell>
          <table:table-cell table:number-columns-repeated="1021"/>
        </table:table-row>
        <table:table-row table:style-name="ro1">
          <table:table-cell office:value-type="string">
            <text:p>to drift / to sideslip</text:p>
          </table:table-cell>
          <table:table-cell office:value-type="string">
            <text:p>dériver</text:p>
          </table:table-cell>
          <table:table-cell table:number-columns-repeated="1022"/>
        </table:table-row>
        <table:table-row table:style-name="ro1">
          <table:table-cell office:value-type="string">
            <text:p>to ease, to sheet out</text:p>
          </table:table-cell>
          <table:table-cell office:value-type="string">
            <text:p>Choquer</text:p>
          </table:table-cell>
          <table:table-cell table:number-columns-repeated="1022"/>
        </table:table-row>
        <table:table-row table:style-name="ro1">
          <table:table-cell office:value-type="string">
            <text:p>to flatten</text:p>
          </table:table-cell>
          <table:table-cell office:value-type="string">
            <text:p>aplanir (rendre une voile plate)</text:p>
          </table:table-cell>
          <table:table-cell table:number-columns-repeated="1022"/>
        </table:table-row>
        <table:table-row table:style-name="ro1">
          <table:table-cell office:value-type="string">
            <text:p>to flip over</text:p>
          </table:table-cell>
          <table:table-cell office:value-type="string">
            <text:p>basculer</text:p>
          </table:table-cell>
          <table:table-cell table:number-columns-repeated="1022"/>
        </table:table-row>
        <table:table-row table:style-name="ro1">
          <table:table-cell office:value-type="string">
            <text:p>to flutter</text:p>
          </table:table-cell>
          <table:table-cell office:value-type="string">
            <text:p>tourbilloner</text:p>
          </table:table-cell>
          <table:table-cell office:value-type="string">
            <text:p>se dit pour les penons ou flammes</text:p>
          </table:table-cell>
          <table:table-cell table:number-columns-repeated="1021"/>
        </table:table-row>
        <table:table-row table:style-name="ro1">
          <table:table-cell office:value-type="string">
            <text:p>to fly a hull</text:p>
          </table:table-cell>
          <table:table-cell office:value-type="string">
            <text:p>lever un flotteur</text:p>
          </table:table-cell>
          <table:table-cell table:number-columns-repeated="1022"/>
        </table:table-row>
        <table:table-row table:style-name="ro1">
          <table:table-cell office:value-type="string">
            <text:p>to furl (sails)</text:p>
          </table:table-cell>
          <table:table-cell office:value-type="string">
            <text:p>ferler (les voiles)</text:p>
          </table:table-cell>
          <table:table-cell table:number-columns-repeated="1022"/>
        </table:table-row>
        <table:table-row table:style-name="ro1">
          <table:table-cell office:value-type="string">
            <text:p>to ground - to bump</text:p>
          </table:table-cell>
          <table:table-cell office:value-type="string">
            <text:p>talonner</text:p>
          </table:table-cell>
          <table:table-cell table:number-columns-repeated="1022"/>
        </table:table-row>
        <table:table-row table:style-name="ro1">
          <table:table-cell office:value-type="string">
            <text:p>to gybe</text:p>
          </table:table-cell>
          <table:table-cell office:value-type="string">
            <text:p>empanner</text:p>
          </table:table-cell>
          <table:table-cell table:number-columns-repeated="1022"/>
        </table:table-row>
        <table:table-row table:style-name="ro1">
          <table:table-cell office:value-type="string">
            <text:p>to hand on</text:p>
          </table:table-cell>
          <table:table-cell office:value-type="string">
            <text:p>endrailler</text:p>
          </table:table-cell>
          <table:table-cell table:number-columns-repeated="1022"/>
        </table:table-row>
        <table:table-row table:style-name="ro1">
          <table:table-cell office:value-type="string">
            <text:p>to haul</text:p>
          </table:table-cell>
          <table:table-cell office:value-type="string">
            <text:p>Embraquer</text:p>
          </table:table-cell>
          <table:table-cell table:number-columns-repeated="1022"/>
        </table:table-row>
        <table:table-row table:style-name="ro1">
          <table:table-cell office:value-type="string">
            <text:p>to head up</text:p>
          </table:table-cell>
          <table:table-cell office:value-type="string">
            <text:p>loffer</text:p>
          </table:table-cell>
          <table:table-cell office:value-type="string">
            <text:p>to luff</text:p>
          </table:table-cell>
          <table:table-cell table:number-columns-repeated="1021"/>
        </table:table-row>
        <table:table-row table:style-name="ro1">
          <table:table-cell office:value-type="string">
            <text:p>to hoist</text:p>
          </table:table-cell>
          <table:table-cell office:value-type="string">
            <text:p>Hisser</text:p>
          </table:table-cell>
          <table:table-cell table:number-columns-repeated="1022"/>
        </table:table-row>
        <table:table-row table:style-name="ro1">
          <table:table-cell office:value-type="string">
            <text:p>to hook</text:p>
          </table:table-cell>
          <table:table-cell office:value-type="string">
            <text:p>(s') accrocher </text:p>
          </table:table-cell>
          <table:table-cell office:value-type="string">
            <text:p>par exemple : s'accrocher au trapèze</text:p>
          </table:table-cell>
          <table:table-cell table:number-columns-repeated="1021"/>
        </table:table-row>
        <table:table-row table:style-name="ro1">
          <table:table-cell office:value-type="string">
            <text:p>to lower - to haul down</text:p>
          </table:table-cell>
          <table:table-cell office:value-type="string">
            <text:p>affaler</text:p>
          </table:table-cell>
          <table:table-cell office:value-type="string">
            <text:p>border : to haul (a sheet/a sail) taut</text:p>
          </table:table-cell>
          <table:table-cell table:number-columns-repeated="1021"/>
        </table:table-row>
        <table:table-row table:style-name="ro1">
          <table:table-cell office:value-type="string">
            <text:p>to luff</text:p>
          </table:table-cell>
          <table:table-cell office:value-type="string">
            <text:p>faseyer (faseiller)</text:p>
          </table:table-cell>
          <table:table-cell table:number-columns-repeated="1022"/>
        </table:table-row>
        <table:table-row table:style-name="ro1">
          <table:table-cell office:value-type="string">
            <text:p>to oversheet</text:p>
          </table:table-cell>
          <table:table-cell office:value-type="string">
            <text:p>surborder</text:p>
          </table:table-cell>
          <table:table-cell table:number-columns-repeated="1022"/>
        </table:table-row>
        <table:table-row table:style-name="ro1">
          <table:table-cell office:value-type="string">
            <text:p>to pitchpole</text:p>
          </table:table-cell>
          <table:table-cell office:value-type="string">
            <text:p>faire un soleil</text:p>
          </table:table-cell>
          <table:table-cell table:number-columns-repeated="1022"/>
        </table:table-row>
        <table:table-row table:style-name="ro1">
          <table:table-cell office:value-type="string">
            <text:p>to plough</text:p>
          </table:table-cell>
          <table:table-cell office:value-type="string">
            <text:p>enfourner</text:p>
          </table:table-cell>
          <table:table-cell table:number-columns-repeated="1022"/>
        </table:table-row>
        <table:table-row table:style-name="ro1">
          <table:table-cell office:value-type="string">
            <text:p>to plug (up) - to clog</text:p>
          </table:table-cell>
          <table:table-cell office:value-type="string">
            <text:p>colmater</text:p>
          </table:table-cell>
          <table:table-cell table:number-columns-repeated="1022"/>
        </table:table-row>
        <table:table-row table:style-name="ro1">
          <table:table-cell office:value-type="string">
            <text:p>to point upwind</text:p>
          </table:table-cell>
          <table:table-cell office:value-type="string">
            <text:p>serrer le vent</text:p>
          </table:table-cell>
          <table:table-cell table:number-columns-repeated="1022"/>
        </table:table-row>
        <table:table-row table:style-name="ro1">
          <table:table-cell office:value-type="string">
            <text:p>to sag</text:p>
          </table:table-cell>
          <table:table-cell office:value-type="string">
            <text:p>pendre mollement (hauban)</text:p>
          </table:table-cell>
          <table:table-cell table:number-columns-repeated="1022"/>
        </table:table-row>
        <table:table-row table:style-name="ro1">
          <table:table-cell office:value-type="string">
            <text:p>to sail - to cruise</text:p>
          </table:table-cell>
          <table:table-cell office:value-type="string">
            <text:p>naviguer</text:p>
          </table:table-cell>
          <table:table-cell office:value-type="string">
            <text:p>navigation (f) : navigation - sailing</text:p>
          </table:table-cell>
          <table:table-cell office:value-type="string">
            <text:p>navigation hauturière : deep-sea/ocean navigation</text:p>
          </table:table-cell>
          <table:table-cell table:number-columns-repeated="1020"/>
        </table:table-row>
        <table:table-row table:style-name="ro1">
          <table:table-cell office:value-type="string">
            <text:p>to sheet (in)</text:p>
          </table:table-cell>
          <table:table-cell office:value-type="string">
            <text:p>Border</text:p>
          </table:table-cell>
          <table:table-cell table:number-columns-repeated="1022"/>
        </table:table-row>
        <table:table-row table:style-name="ro1">
          <table:table-cell office:value-type="string">
            <text:p>to shiver</text:p>
          </table:table-cell>
          <table:table-cell office:value-type="string">
            <text:p>faseyer/faseiller</text:p>
          </table:table-cell>
          <table:table-cell table:number-columns-repeated="1022"/>
        </table:table-row>
        <table:table-row table:style-name="ro1">
          <table:table-cell office:value-type="string">
            <text:p>to sink</text:p>
          </table:table-cell>
          <table:table-cell office:value-type="string">
            <text:p>couler/sombrer</text:p>
          </table:table-cell>
          <table:table-cell table:number-columns-repeated="1022"/>
        </table:table-row>
        <table:table-row table:style-name="ro1">
          <table:table-cell office:value-type="string">
            <text:p>to skull - <text:s/>to single-skull</text:p>
          </table:table-cell>
          <table:table-cell office:value-type="string">
            <text:p>godiller</text:p>
          </table:table-cell>
          <table:table-cell office:value-type="string">
            <text:p>godille (f) (aviron) : stern oar - scull</text:p>
          </table:table-cell>
          <table:table-cell table:number-columns-repeated="1021"/>
        </table:table-row>
        <table:table-row table:style-name="ro1">
          <table:table-cell office:value-type="string">
            <text:p>to spill</text:p>
          </table:table-cell>
          <table:table-cell office:value-type="string">
            <text:p>déverser</text:p>
          </table:table-cell>
          <table:table-cell office:value-type="string">
            <text:p>Haut de voile qui déverse</text:p>
          </table:table-cell>
          <table:table-cell table:number-columns-repeated="1021"/>
        </table:table-row>
        <table:table-row table:style-name="ro1">
          <table:table-cell office:value-type="string">
            <text:p>to steer</text:p>
          </table:table-cell>
          <table:table-cell office:value-type="string">
            <text:p>barrer</text:p>
          </table:table-cell>
          <table:table-cell table:number-columns-repeated="1022"/>
        </table:table-row>
        <table:table-row table:style-name="ro1">
          <table:table-cell office:value-type="string">
            <text:p>to stretch</text:p>
          </table:table-cell>
          <table:table-cell office:value-type="string">
            <text:p>étirer</text:p>
          </table:table-cell>
          <table:table-cell table:number-columns-repeated="1022"/>
        </table:table-row>
        <table:table-row table:style-name="ro1">
          <table:table-cell office:value-type="string">
            <text:p>to swig, <text:s/>to haul aut</text:p>
          </table:table-cell>
          <table:table-cell office:value-type="string">
            <text:p>étarquer</text:p>
          </table:table-cell>
          <table:table-cell table:number-columns-repeated="1022"/>
        </table:table-row>
        <table:table-row table:style-name="ro1">
          <table:table-cell office:value-type="string">
            <text:p>to tack</text:p>
          </table:table-cell>
          <table:table-cell office:value-type="string">
            <text:p>louvoyer</text:p>
          </table:table-cell>
          <table:table-cell table:number-columns-repeated="1022"/>
        </table:table-row>
        <table:table-row table:style-name="ro1">
          <table:table-cell office:value-type="string">
            <text:p>to tack - to stay</text:p>
          </table:table-cell>
          <table:table-cell office:value-type="string">
            <text:p>virer de bord</text:p>
          </table:table-cell>
          <table:table-cell office:value-type="string">
            <text:p>empanner (virer vent arrière) : to wear</text:p>
          </table:table-cell>
          <table:table-cell table:number-columns-repeated="1021"/>
        </table:table-row>
        <table:table-row table:style-name="ro1">
          <table:table-cell office:value-type="string">
            <text:p>to tow</text:p>
          </table:table-cell>
          <table:table-cell office:value-type="string">
            <text:p>remorquer</text:p>
          </table:table-cell>
          <table:table-cell office:value-type="string">
            <text:p>en remorque : on tow</text:p>
          </table:table-cell>
          <table:table-cell office:value-type="string">
            <text:p>remorquage : towing</text:p>
          </table:table-cell>
          <table:table-cell office:value-type="string">
            <text:p>filin de remorquage : tow line</text:p>
          </table:table-cell>
          <table:table-cell table:number-columns-repeated="1019"/>
        </table:table-row>
        <table:table-row table:style-name="ro1">
          <table:table-cell office:value-type="string">
            <text:p>to trim</text:p>
          </table:table-cell>
          <table:table-cell office:value-type="string">
            <text:p>compenser</text:p>
          </table:table-cell>
          <table:table-cell table:number-columns-repeated="1022"/>
        </table:table-row>
        <table:table-row table:style-name="ro1">
          <table:table-cell office:value-type="string">
            <text:p>to tune</text:p>
          </table:table-cell>
          <table:table-cell office:value-type="string">
            <text:p>ajuster</text:p>
          </table:table-cell>
          <table:table-cell table:number-columns-repeated="1022"/>
        </table:table-row>
        <table:table-row table:style-name="ro1">
          <table:table-cell office:value-type="string">
            <text:p>to uncleat</text:p>
          </table:table-cell>
          <table:table-cell office:value-type="string">
            <text:p>Enlever du taquet</text:p>
          </table:table-cell>
          <table:table-cell table:number-columns-repeated="1022"/>
        </table:table-row>
        <table:table-row table:style-name="ro1">
          <table:table-cell office:value-type="string">
            <text:p>to unhook</text:p>
          </table:table-cell>
          <table:table-cell office:value-type="string">
            <text:p>se décrocher</text:p>
          </table:table-cell>
          <table:table-cell table:number-columns-repeated="1022"/>
        </table:table-row>
        <table:table-row table:style-name="ro1">
          <table:table-cell office:value-type="string">
            <text:p>to vomit - to sprew up - to bring up</text:p>
          </table:table-cell>
          <table:table-cell office:value-type="string">
            <text:p>vomir</text:p>
          </table:table-cell>
          <table:table-cell table:number-columns-repeated="1022"/>
        </table:table-row>
        <table:table-row table:style-name="ro1">
          <table:table-cell office:value-type="string">
            <text:p>to winward</text:p>
          </table:table-cell>
          <table:table-cell office:value-type="string">
            <text:p>naviguer au portant</text:p>
          </table:table-cell>
          <table:table-cell table:number-columns-repeated="1022"/>
        </table:table-row>
        <table:table-row table:style-name="ro1">
          <table:table-cell office:value-type="string">
            <text:p>topping lift</text:p>
          </table:table-cell>
          <table:table-cell office:value-type="string">
            <text:p>Balancine</text:p>
          </table:table-cell>
          <table:table-cell table:number-columns-repeated="1022"/>
        </table:table-row>
        <table:table-row table:style-name="ro1">
          <table:table-cell office:value-type="string">
            <text:p>tow - oakum</text:p>
          </table:table-cell>
          <table:table-cell office:value-type="string">
            <text:p>étoupe (f)</text:p>
          </table:table-cell>
          <table:table-cell office:value-type="string">
            <text:p>presse-étoupe : stuffing box - stern gland</text:p>
          </table:table-cell>
          <table:table-cell table:number-columns-repeated="1021"/>
        </table:table-row>
        <table:table-row table:style-name="ro1">
          <table:table-cell office:value-type="string">
            <text:p>track</text:p>
          </table:table-cell>
          <table:table-cell office:value-type="string">
            <text:p>trajectoire</text:p>
          </table:table-cell>
          <table:table-cell table:number-columns-repeated="1022"/>
        </table:table-row>
        <table:table-row table:style-name="ro1">
          <table:table-cell office:value-type="string">
            <text:p>trailing edge</text:p>
          </table:table-cell>
          <table:table-cell office:value-type="string">
            <text:p>bord de fuite</text:p>
          </table:table-cell>
          <table:table-cell table:number-columns-repeated="1022"/>
        </table:table-row>
        <table:table-row table:style-name="ro1">
          <table:table-cell office:value-type="string">
            <text:p>trampolin</text:p>
          </table:table-cell>
          <table:table-cell office:value-type="string">
            <text:p>trampoline</text:p>
          </table:table-cell>
          <table:table-cell table:number-columns-repeated="1022"/>
        </table:table-row>
        <table:table-row table:style-name="ro1">
          <table:table-cell office:value-type="string">
            <text:p>transit</text:p>
          </table:table-cell>
          <table:table-cell office:value-type="string">
            <text:p>alignement</text:p>
          </table:table-cell>
          <table:table-cell table:number-columns-repeated="1022"/>
        </table:table-row>
        <table:table-row table:style-name="ro1">
          <table:table-cell office:value-type="string">
            <text:p>traveler, car</text:p>
          </table:table-cell>
          <table:table-cell office:value-type="string">
            <text:p>chariot</text:p>
          </table:table-cell>
          <table:table-cell table:number-columns-repeated="1022"/>
        </table:table-row>
        <table:table-row table:style-name="ro1">
          <table:table-cell office:value-type="string">
            <text:p>trim</text:p>
          </table:table-cell>
          <table:table-cell office:value-type="string">
            <text:p>assiette (f)(équilibre du bateau)</text:p>
          </table:table-cell>
          <table:table-cell table:number-columns-repeated="1022"/>
        </table:table-row>
        <table:table-row table:style-name="ro1">
          <table:table-cell office:value-type="string">
            <text:p>tuna</text:p>
          </table:table-cell>
          <table:table-cell office:value-type="string">
            <text:p>thon</text:p>
          </table:table-cell>
          <table:table-cell office:value-type="string">
            <text:p>thon blanc : albacore</text:p>
          </table:table-cell>
          <table:table-cell table:number-columns-repeated="1021"/>
        </table:table-row>
        <table:table-row table:style-name="ro1">
          <table:table-cell office:value-type="string">
            <text:p>twist</text:p>
          </table:table-cell>
          <table:table-cell office:value-type="string">
            <text:p>vrillage (d'une voile)</text:p>
          </table:table-cell>
          <table:table-cell table:number-columns-repeated="1022"/>
        </table:table-row>
        <table:table-row table:style-name="ro1">
          <table:table-cell office:value-type="string">
            <text:p>upwind</text:p>
          </table:table-cell>
          <table:table-cell office:value-type="string">
            <text:p>allures de près(aux)</text:p>
          </table:table-cell>
          <table:table-cell table:number-columns-repeated="1022"/>
        </table:table-row>
        <table:table-row table:style-name="ro1">
          <table:table-cell office:value-type="string">
            <text:p>valve</text:p>
          </table:table-cell>
          <table:table-cell office:value-type="string">
            <text:p>soupape (f)</text:p>
          </table:table-cell>
          <table:table-cell office:value-type="string">
            <text:p>ressort de soupape : valve spring</text:p>
          </table:table-cell>
          <table:table-cell table:number-columns-repeated="1021"/>
        </table:table-row>
        <table:table-row table:style-name="ro1">
          <table:table-cell office:value-type="string">
            <text:p>vang</text:p>
          </table:table-cell>
          <table:table-cell office:value-type="string">
            <text:p>Hale-bas</text:p>
          </table:table-cell>
          <table:table-cell table:number-columns-repeated="1022"/>
        </table:table-row>
        <table:table-row table:style-name="ro1">
          <table:table-cell office:value-type="string">
            <text:p>VMG Velocity Made Good</text:p>
          </table:table-cell>
          <table:table-cell office:value-type="string">
            <text:p>GAV Gain dans l'Axe du Vent</text:p>
          </table:table-cell>
          <table:table-cell table:number-columns-repeated="1022"/>
        </table:table-row>
        <table:table-row table:style-name="ro1">
          <table:table-cell office:value-type="string">
            <text:p>vortex</text:p>
          </table:table-cell>
          <table:table-cell office:value-type="string">
            <text:p>turbulence</text:p>
          </table:table-cell>
          <table:table-cell table:number-columns-repeated="1022"/>
        </table:table-row>
        <table:table-row table:style-name="ro1">
          <table:table-cell office:value-type="string">
            <text:p>VPP Velocity Prediction Program</text:p>
          </table:table-cell>
          <table:table-cell office:value-type="string">
            <text:p>VPP Programme de Prédiction de Vitesses</text:p>
          </table:table-cell>
          <table:table-cell table:number-columns-repeated="1022"/>
        </table:table-row>
        <table:table-row table:style-name="ro1">
          <table:table-cell office:value-type="string">
            <text:p>wake</text:p>
          </table:table-cell>
          <table:table-cell office:value-type="string">
            <text:p>sillage</text:p>
          </table:table-cell>
          <table:table-cell table:number-columns-repeated="1022"/>
        </table:table-row>
        <table:table-row table:style-name="ro1">
          <table:table-cell office:value-type="string">
            <text:p>watch</text:p>
          </table:table-cell>
          <table:table-cell office:value-type="string">
            <text:p>quart/veille (f)/bordée (f)</text:p>
          </table:table-cell>
          <table:table-cell table:number-columns-repeated="1022"/>
        </table:table-row>
        <table:table-row table:style-name="ro1">
          <table:table-cell office:value-type="string">
            <text:p>waterline - chine</text:p>
          </table:table-cell>
          <table:table-cell office:value-type="string">
            <text:p>ligne de flottaison (f)</text:p>
          </table:table-cell>
          <table:table-cell table:number-columns-repeated="1022"/>
        </table:table-row>
        <table:table-row table:style-name="ro1">
          <table:table-cell office:value-type="string">
            <text:p>wave</text:p>
          </table:table-cell>
          <table:table-cell office:value-type="string">
            <text:p>vague (f)</text:p>
          </table:table-cell>
          <table:table-cell office:value-type="string">
            <text:p>brisants : breakers</text:p>
          </table:table-cell>
          <table:table-cell office:value-type="string">
            <text:p>moutons : white horses</text:p>
          </table:table-cell>
          <table:table-cell office:value-type="string">
            <text:p>embruns : spray</text:p>
          </table:table-cell>
          <table:table-cell office:value-type="string">
            <text:p>déferlante (f) : breaker - beachcomber</text:p>
          </table:table-cell>
          <table:table-cell table:number-columns-repeated="1018"/>
        </table:table-row>
        <table:table-row table:style-name="ro1">
          <table:table-cell office:value-type="string">
            <text:p>weather forcast</text:p>
          </table:table-cell>
          <table:table-cell office:value-type="string">
            <text:p>météo (f)</text:p>
          </table:table-cell>
          <table:table-cell office:value-type="string">
            <text:p>bulletin météo : weather report</text:p>
          </table:table-cell>
          <table:table-cell table:number-columns-repeated="1021"/>
        </table:table-row>
        <table:table-row table:style-name="ro1">
          <table:table-cell office:value-type="string">
            <text:p>weather helm</text:p>
          </table:table-cell>
          <table:table-cell office:value-type="string">
            <text:p>ardent</text:p>
          </table:table-cell>
          <table:table-cell office:value-type="string">
            <text:p>tendance à remonter au vent</text:p>
          </table:table-cell>
          <table:table-cell table:number-columns-repeated="1021"/>
        </table:table-row>
        <table:table-row table:style-name="ro1">
          <table:table-cell office:value-type="string">
            <text:p>wind</text:p>
          </table:table-cell>
          <table:table-cell office:value-type="string">
            <text:p>vent</text:p>
          </table:table-cell>
          <table:table-cell office:value-type="string">
            <text:p>au vent : windward</text:p>
          </table:table-cell>
          <table:table-cell office:value-type="string">
            <text:p>sous le vent : leeward</text:p>
          </table:table-cell>
          <table:table-cell office:value-type="string">
            <text:p>vent arrière : downwind</text:p>
          </table:table-cell>
          <table:table-cell table:number-columns-repeated="1019"/>
        </table:table-row>
        <table:table-row table:style-name="ro1">
          <table:table-cell office:value-type="string">
            <text:p>wind vane</text:p>
          </table:table-cell>
          <table:table-cell office:value-type="string">
            <text:p>girouette</text:p>
          </table:table-cell>
          <table:table-cell table:number-columns-repeated="1022"/>
        </table:table-row>
        <table:table-row table:style-name="ro1">
          <table:table-cell office:value-type="string">
            <text:p>windshift</text:p>
          </table:table-cell>
          <table:table-cell office:value-type="string">
            <text:p>bascule de vent</text:p>
          </table:table-cell>
          <table:table-cell table:number-columns-repeated="1022"/>
        </table:table-row>
        <table:table-row table:style-name="ro1">
          <table:table-cell office:value-type="string">
            <text:p>winward</text:p>
          </table:table-cell>
          <table:table-cell office:value-type="string">
            <text:p>au vent</text:p>
          </table:table-cell>
          <table:table-cell table:number-columns-repeated="1022"/>
        </table:table-row>
        <table:table-row table:style-name="ro1">
          <table:table-cell office:value-type="string">
            <text:p>wreck</text:p>
          </table:table-cell>
          <table:table-cell office:value-type="string">
            <text:p>épave (f)</text:p>
          </table:table-cell>
          <table:table-cell table:number-columns-repeated="1022"/>
        </table:table-row>
        <table:table-row table:style-name="ro1">
          <table:table-cell office:value-type="string">
            <text:p>wrinkle</text:p>
          </table:table-cell>
          <table:table-cell office:value-type="string">
            <text:p>pli (dans une voile)</text:p>
          </table:table-cell>
          <table:table-cell office:value-type="string">
            <text:p>plea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 Studer d'après Jean-Yves Pontailler et Patrick LEFEVRE</text:p>
          </table:table-cell>
          <table:table-cell table:number-columns-repeated="1022"/>
        </table:table-row>
        <table:table-row table:style-name="ro2" table:number-rows-repeated="104822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2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6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number number:decimal-places="0" number:min-integer-digits="1" number:grouping="true"/>
      <number:text>    </number:text>
    </number:number-style>
    <number:number-style style:name="N110P2" style:volatile="true">
      <number:text> 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number number:decimal-places="0" number:min-integer-digits="1" number:grouping="true"/>
      <number:text> € </number:text>
    </number:number-style>
    <number:number-style style:name="N111P2" style:volatile="true">
      <number:text> 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number number:decimal-places="2" number:min-integer-digits="1" number:grouping="true"/>
      <number:text>    </number:text>
    </number:number-style>
    <number:number-style style:name="N112P2" style:volatile="true">
      <number:text> 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$</number:text>
      <number:number number:decimal-places="2" number:min-integer-digits="1" number:grouping="true"/>
      <number:text> </number:text>
    </number:number-style>
    <number:number-style style:name="N124P1" style:volatile="true">
      <number:text> $(</number:text>
      <number:number number:decimal-places="2" number:min-integer-digits="1" number:grouping="true"/>
      <number:text>)</number:text>
    </number:number-style>
    <number:number-style style:name="N124P2" style:volatile="true">
      <number:text> $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fr" number:country="FR">
      <number:number number:decimal-places="0" number:min-integer-digits="1" number:grouping="true"/>
      <number:text>   </number:text>
    </number:number-style>
    <number:number-style style:name="N5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2P0"/>
    </number:number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2" number:min-integer-digits="1" number:grouping="true"/>
      <number:text>   </number:text>
    </number:number-style>
    <number:number-style style:name="N5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4P0"/>
    </number:number-style>
    <number:number-style style:name="N5115P0" style:volatile="true" number:language="fr" number:country="FR">
      <number:number number:decimal-places="2" number:min-integer-digits="1" number:grouping="true"/>
      <number:text>   </number:text>
    </number:number-style>
    <number:number-style style:name="N5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€</number:text>
    </number:number-style>
    <number:number-style style:name="N5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0" number:min-integer-digits="1" number:grouping="true"/>
      <number:text> €</number:text>
    </number:number-style>
    <number:number-style style:name="N5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7P0"/>
    </number:number-style>
    <number:number-style style:name="N5118P0" style:volatile="true" number:language="fr" number:country="FR">
      <number:number number:decimal-places="2" number:min-integer-digits="1" number:grouping="true"/>
      <number:text> €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€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9P0"/>
    </number:number-style>
    <style:style style:name="Default" style:family="table-cell">
      <style:table-cell-properties fo:padding="0.071cm" style:rotation-align="none"/>
      <style:text-properties style:font-name="Arial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0">20/09/2011</text:date>, <text:time>07:4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icoMarin" style:display-name="PageStyle_DicoMar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3-31T17:46:40</meta:creation-date>
    <dc:creator>cd</dc:creator>
    <dc:date>2009-03-31T17:46:40</dc:date>
    <meta:document-statistic meta:table-count="1" meta:cell-count="880" meta:object-count="0"/>
    <meta:generator>LibreOffice/3.3$Linux LibreOffice_project/330m19$Build-301</meta:generator>
  </office:meta>
</office:document-meta>
</file>